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2.1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cm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cm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cm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cm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cm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cm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cm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cm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cm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4" table:default-cell-style-name="Default"/>
        <table:table-column table:style-name="co6" table:number-columns-repeated="11" table:default-cell-style-name="Default"/>
        <table:table-column table:style-name="co5" table:number-columns-repeated="47" table:default-cell-style-name="ce16"/>
        <table:table-row table:style-name="ro2">
          <table:table-cell table:number-columns-repeated="2"/>
          <table:table-cell table:style-name="ce9" office:value-type="string">
            <text:p>Total High</text:p>
          </table:table-cell>
          <table:table-cell table:formula="of:=SUMIF([.C5:.C832];&quot;High&quot;;[.D5:.D832])" office:value-type="float" office:value="2830">
            <text:p>2830</text:p>
          </table:table-cell>
          <table:table-cell table:formula="of:=SUMPRODUCT(([.C5:.C832]=&quot;High&quot;)*([.E5:.E832]=&quot;x&quot;)*[.D5:.D832])" office:value-type="float" office:value="620">
            <text:p>620</text:p>
          </table:table-cell>
          <table:table-cell table:formula="of:=SUMPRODUCT(([.C5:.C832]=&quot;High&quot;)*([.F5:.F832]=&quot;x&quot;)*[.D5:.D832])" office:value-type="float" office:value="619">
            <text:p>619</text:p>
          </table:table-cell>
          <table:table-cell table:formula="of:=SUMPRODUCT(([.C5:.C832]=&quot;High&quot;)*([.G5:.G832]=&quot;x&quot;)*[.D5:.D832])" office:value-type="float" office:value="614">
            <text:p>614</text:p>
          </table:table-cell>
          <table:table-cell table:formula="of:=SUMPRODUCT(([.C5:.C832]=&quot;High&quot;)*([.H5:.H832]=&quot;x&quot;)*[.D5:.D832])" office:value-type="float" office:value="612">
            <text:p>612</text:p>
          </table:table-cell>
          <table:table-cell table:formula="of:=SUMPRODUCT(([.C5:.C832]=&quot;High&quot;)*([.I5:.I832]=&quot;x&quot;)*[.D5:.D832])" office:value-type="float" office:value="365">
            <text:p>365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5" office:value-type="string">
            <text:p>Total Medium</text:p>
          </table:table-cell>
          <table:table-cell table:formula="of:=SUMIF([.C5:.C832];&quot;Medium&quot;;[.D5:.D832])" office:value-type="float" office:value="3188">
            <text:p>3188</text:p>
          </table:table-cell>
          <table:table-cell table:formula="of:=SUMPRODUCT(([.C5:.C832]=&quot;Medium&quot;)*([.E5:.E832]=&quot;x&quot;)*[.D5:.D832])" office:value-type="float" office:value="0">
            <text:p>0</text:p>
          </table:table-cell>
          <table:table-cell table:formula="of:=SUMPRODUCT(([.C5:.C832]=&quot;Medium&quot;)*([.F5:.F832]=&quot;x&quot;)*[.D5:.D832])" office:value-type="float" office:value="0">
            <text:p>0</text:p>
          </table:table-cell>
          <table:table-cell table:formula="of:=SUMPRODUCT(([.C5:.C832]=&quot;Medium&quot;)*([.G5:.G832]=&quot;x&quot;)*[.D5:.D832])" office:value-type="float" office:value="0">
            <text:p>0</text:p>
          </table:table-cell>
          <table:table-cell table:formula="of:=SUMPRODUCT(([.C5:.C832]=&quot;Medium&quot;)*([.H5:.H832]=&quot;x&quot;)*[.D5:.D832])" office:value-type="float" office:value="0">
            <text:p>0</text:p>
          </table:table-cell>
          <table:table-cell table:formula="of:=SUMPRODUCT(([.C5:.C832]=&quot;Medium&quot;)*([.I5:.I832]=&quot;x&quot;)*[.D5:.D832])" office:value-type="float" office:value="0">
            <text:p>0</text:p>
          </table:table-cell>
          <table:table-cell table:number-columns-repeated="6"/>
          <table:table-cell table:style-name="ce25" table:number-columns-repeated="47"/>
        </table:table-row>
        <table:table-row table:style-name="ro2">
          <table:table-cell table:number-columns-repeated="2"/>
          <table:table-cell table:style-name="ce13" office:value-type="string">
            <text:p>Total Low</text:p>
          </table:table-cell>
          <table:table-cell table:formula="of:=SUMIF([.C5:.C832];&quot;Low&quot;;[.D5:.D832])" office:value-type="float" office:value="2129">
            <text:p>2129</text:p>
          </table:table-cell>
          <table:table-cell table:formula="of:=SUMPRODUCT(([.C5:.C832]=&quot;Low&quot;)*([.E5:.E832]=&quot;x&quot;)*[.D5:.D832])" office:value-type="float" office:value="0">
            <text:p>0</text:p>
          </table:table-cell>
          <table:table-cell table:formula="of:=SUMPRODUCT(([.C5:.C832]=&quot;Low&quot;)*([.F5:.F832]=&quot;x&quot;)*[.D5:.D832])" office:value-type="float" office:value="0">
            <text:p>0</text:p>
          </table:table-cell>
          <table:table-cell table:formula="of:=SUMPRODUCT(([.C5:.C832]=&quot;Low&quot;)*([.G5:.G832]=&quot;x&quot;)*[.D5:.D832])" office:value-type="float" office:value="0">
            <text:p>0</text:p>
          </table:table-cell>
          <table:table-cell table:formula="of:=SUMPRODUCT(([.C5:.C832]=&quot;Low&quot;)*([.H5:.H832]=&quot;x&quot;)*[.D5:.D832])" office:value-type="float" office:value="0">
            <text:p>0</text:p>
          </table:table-cell>
          <table:table-cell table:formula="of:=SUMPRODUCT(([.C5:.C832]=&quot;Low&quot;)*([.I5:.I832]=&quot;x&quot;)*[.D5:.D832])" office:value-type="float" office:value="0">
            <text:p>0</text:p>
          </table:table-cell>
          <table:table-cell table:number-columns-repeated="6"/>
          <table:table-cell table:style-name="ce25" table:number-columns-repeated="47"/>
        </table:table-row>
        <table:table-row table:style-name="ro3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hai.nguyen</text:p>
          </table:table-cell>
          <table:table-cell table:style-name="ce24" office:value-type="string">
            <text:p>maamoun.soltani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25" table:number-columns-repeated="49"/>
        </table:table-row>
        <table:table-row table:style-name="ro3">
          <table:table-cell table:style-name="ce16" office:value-type="string">
            <text:p>FNC_ECMS_ADM_ACT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Advanced_Configuration\Create Action Typ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ACT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Advanced_Configuration\Create Action Typ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ACT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17">
            <text:p>17</text:p>
          </table:table-cell>
          <table:table-cell table:style-name="ce16" table:number-columns-repeated="5"/>
          <table:table-cell table:style-name="ce16" office:value-type="string">
            <text:p>ECMS\Admin\Advanced_Configuration\Create Action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CAT_01</text:p>
          </table:table-cell>
          <table:table-cell office:value-type="string">
            <text:p>FuncTest - Creat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ECMS\Admin\Categories &amp; Tags\Manage Categories \Cre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CAT_01</text:p>
          </table:table-cell>
          <table:table-cell office:value-type="string">
            <text:p>FuncTest - Create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ECMS\Admin\Categories &amp; Tags\Manage Categories \Cre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CAT_01</text:p>
          </table:table-cell>
          <table:table-cell office:value-type="string">
            <text:p>FuncTest - Cre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ategories &amp; Tags\Manage Categories 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CAT_02</text:p>
          </table:table-cell>
          <table:table-cell table:style-name="ce16" office:value-type="string">
            <text:p>FuncTest - Display</text:p>
          </table:table-cell>
          <table:table-cell office:value-type="string">
            <text:p>High</text:p>
          </table:table-cell>
          <table:table-cell table:style-name="ce17" office:value-type="float" office:value="19">
            <text:p>19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Admin\Categories &amp; Tags\Manage Categories \Display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CAT_02</text:p>
          </table:table-cell>
          <table:table-cell table:style-name="ce16" office:value-type="string">
            <text:p>FuncTest - Displa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ategories &amp; Tags\Manage Categories \Display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CAT_02</text:p>
          </table:table-cell>
          <table:table-cell table:style-name="ce16" office:value-type="string">
            <text:p>FuncTest - Displa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ategories &amp; Tags\Manage Categories 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CAT_03</text:p>
          </table:table-cell>
          <table:table-cell office:value-type="string">
            <text:p>FuncTest - Category\Create</text:p>
          </table:table-cell>
          <table:table-cell table:style-name="Default" office:value-type="string">
            <text:p>High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ECMS\Admin\Categories &amp; Tags\Manage Categories \Category\Cre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CAT_03</text:p>
          </table:table-cell>
          <table:table-cell office:value-type="string">
            <text:p>FuncTest - Category\Create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ECMS\Admin\Categories &amp; Tags\Manage Categories \Category\Cre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CAT_03</text:p>
          </table:table-cell>
          <table:table-cell office:value-type="string">
            <text:p>FuncTest - Category\Cre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ategories &amp; Tags\Manage Categories \Category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CAT_04</text:p>
          </table:table-cell>
          <table:table-cell table:style-name="ce16" office:value-type="string">
            <text:p>FuncTest - Category\Action</text:p>
          </table:table-cell>
          <table:table-cell office:value-type="string">
            <text:p>High</text:p>
          </table:table-cell>
          <table:table-cell table:style-name="ce17" office:value-type="float" office:value="31">
            <text:p>3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ECMS\Admin\Categories &amp; Tags\Manage Categories \Category\Ac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CAT_04</text:p>
          </table:table-cell>
          <table:table-cell table:style-name="ce16" office:value-type="string">
            <text:p>FuncTest - Category\Ac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ategories &amp; Tags\Manage Categories \Category\Ac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CAT_04</text:p>
          </table:table-cell>
          <table:table-cell table:style-name="ce16" office:value-type="string">
            <text:p>FuncTest - Category\Ac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ategories &amp; Tags\Manage Categories \Category\Ac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DRI_01</text:p>
          </table:table-cell>
          <table:table-cell office:value-type="string">
            <text:p>FuncTest - Action</text:p>
          </table:table-cell>
          <table:table-cell table:style-name="Default" office:value-type="string">
            <text:p>High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ECMS\Admin\Content_Presentation\\Manage Drives\Act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DRI_01</text:p>
          </table:table-cell>
          <table:table-cell office:value-type="string">
            <text:p>FuncTest - Action</text:p>
          </table:table-cell>
          <table:table-cell table:style-name="Default" office:value-type="string">
            <text:p>Medium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ECMS\Admin\Content_Presentation\\Manage Drives\Act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DRI_01</text:p>
          </table:table-cell>
          <table:table-cell office:value-type="string">
            <text:p>FuncTest - Ac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\Manage Drives\Ac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DRI_02</text:p>
          </table:table-cell>
          <table:table-cell table:style-name="ce16" office:value-type="string">
            <text:p>FuncTest - Check</text:p>
          </table:table-cell>
          <table:table-cell office:value-type="string">
            <text:p>High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Admin\Content_Presentation\Manage Drives\Display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DRI_02</text:p>
          </table:table-cell>
          <table:table-cell table:style-name="ce16" office:value-type="string">
            <text:p>FuncTest - Chec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Drives\Display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DRI_02</text:p>
          </table:table-cell>
          <table:table-cell table:style-name="ce16" office:value-type="string">
            <text:p>FuncTest - Check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Drives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LOC_01</text:p>
          </table:table-cell>
          <table:table-cell office:value-type="string">
            <text:p>FuncTest - Check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LOC_01</text:p>
          </table:table-cell>
          <table:table-cell office:value-type="string">
            <text:p>FuncTest - Chec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LOC_01</text:p>
          </table:table-cell>
          <table:table-cell office:value-type="string">
            <text:p>FuncTest - Chec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LOC_02</text:p>
          </table:table-cell>
          <table:table-cell table:style-name="ce16" office:value-type="string">
            <text:p>FuncTest - Permission</text:p>
          </table:table-cell>
          <table:table-cell office:value-type="string">
            <text:p>High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Admin\Advanced_Configuration\Manage_Locks\Permiss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LOC_02</text:p>
          </table:table-cell>
          <table:table-cell table:style-name="ce16" office:value-type="string">
            <text:p>FuncTest - Permiss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Advanced_Configuration\Manage_Locks\Permiss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LOC_02</text:p>
          </table:table-cell>
          <table:table-cell table:style-name="ce16" office:value-type="string">
            <text:p>FuncTest - Permiss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Advanced_Configuration\Manage_Locks\Permiss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ADM_MET_01</text:p>
          </table:table-cell>
          <table:table-cell office:value-type="string">
            <text:p>FuncTest -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Metadata\View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MET_01</text:p>
          </table:table-cell>
          <table:table-cell office:value-type="string">
            <text:p>FuncTest - Vie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Metadata\View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MET_01</text:p>
          </table:table-cell>
          <table:table-cell office:value-type="string">
            <text:p>FuncTest - View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ECMS\Admin\Content_Presentation\Manage Metadata\View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ADM_MET_02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Metadata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MET_02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Metadata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MET_02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ECMS\Admin\Content_Presentation\Manage Metadata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ADM_ME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Metadata\Dele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ME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Metadata\Dele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MET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ECMS\Admin\Content_Presentation\Manage Metadata\Dele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ADM_NAM_01</text:p>
          </table:table-cell>
          <table:table-cell table:style-name="ce16" office:value-type="string">
            <text:p>FuncTest - Regist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NAM_01</text:p>
          </table:table-cell>
          <table:table-cell table:style-name="ce16" office:value-type="string">
            <text:p>FuncTest - Register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ECMS\Admin\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NAM_01</text:p>
          </table:table-cell>
          <table:table-cell table:style-name="ce16" office:value-type="string">
            <text:p>FuncTest - Register</text:p>
          </table:table-cell>
          <table:table-cell office:value-type="string">
            <text:p>Low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5"/>
          <table:table-cell table:style-name="ce16" office:value-type="string">
            <text:p>ECMS\Admin\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ADM_NOD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Types \Manage Node Type\Ad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NOD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ECMS\Admin\Content_Types \Manage Node Type\Ad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NOD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71">
            <text:p>71</text:p>
          </table:table-cell>
          <table:table-cell table:number-columns-repeated="5"/>
          <table:table-cell office:value-type="string">
            <text:p>ECMS\Admin\Content_Types \Manage Node Type\Ad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ADM_NOD_02</text:p>
          </table:table-cell>
          <table:table-cell table:style-name="ce16" office:value-type="string">
            <text:p>FuncTest - Export_Impor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Types \Manage Node Type\Export_Impor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NOD_02</text:p>
          </table:table-cell>
          <table:table-cell table:style-name="ce16" office:value-type="string">
            <text:p>FuncTest - Export_Import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ECMS\Admin\Content_Types \Manage Node Type\Export_Impor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NOD_02</text:p>
          </table:table-cell>
          <table:table-cell table:style-name="ce16" office:value-type="string">
            <text:p>FuncTest - Export_Import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ECMS\Admin\Content_Types \Manage Node Type\Export_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NOD_03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Admin\Content_Types \Manage Node Typ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NOD_03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Types \Manage Node Typ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NOD_03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Types \Manage Node Typ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QUE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ECMS\Admin\Advanced_Configuration\Manage Queri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QUE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Advanced_Configuration\Manage Queri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QUE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27">
            <text:p>27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Advanced_Configuration\Manage Queries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QUE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Advanced_Configuration\Manage Queries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QUE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ECMS\Admin\Advanced_Configuration\Manage Queries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QUE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Advanced_Configuration\Manage Queries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QUE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Advanced_Configuration\Manage Queries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QUE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Advanced_Configuration\Manage Queries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QUE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Advanced_Configuration\Manage Queries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SCR_01</text:p>
          </table:table-cell>
          <table:table-cell office:value-type="string">
            <text:p>FuncTest - ECM scrip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Advanced_Configuration\Manage Script\ECM 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SCR_01</text:p>
          </table:table-cell>
          <table:table-cell office:value-type="string">
            <text:p>FuncTest - ECM script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ECMS\Admin\Advanced_Configuration\Manage Script\ECM 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SCR_01</text:p>
          </table:table-cell>
          <table:table-cell office:value-type="string">
            <text:p>FuncTest - ECM script</text:p>
          </table:table-cell>
          <table:table-cell table:style-name="Default" office:value-type="string">
            <text:p>Low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ECMS\Admin\Advanced_Configuration\Manage Script\ECM Scrip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TAG_01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ategories &amp; Tags\Manage Tags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AG_01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18">
            <text:p>18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ategories &amp; Tags\Manage Tags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ADM_TAG_01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2"/>
          <table:table-cell/>
          <table:table-cell table:style-name="ce16" table:number-columns-repeated="2"/>
          <table:table-cell table:style-name="ce16" office:value-type="string">
            <text:p>ECMS\Admin\Categories &amp; Tags\Manage Tags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TAG_02</text:p>
          </table:table-cell>
          <table:table-cell office:value-type="string">
            <text:p>FuncTest - Managemen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ECMS\Admin\Categories &amp; Tags\Manage Tags\ 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AG_02</text:p>
          </table:table-cell>
          <table:table-cell office:value-type="string">
            <text:p>FuncTest - Management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ECMS\Admin\Categories &amp; Tags\Manage Tags\ 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ADM_TAG_02</text:p>
          </table:table-cell>
          <table:table-cell office:value-type="string">
            <text:p>FuncTest - Manage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ategories &amp; Tags\Manage Tags\ Managemen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TEM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table:number-columns-repeated="2"/>
          <table:table-cell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ECMS\Admin\Content_Presentation\Manage Templates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TEM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ECMS\Admin\Content_Presentation\Manage Templates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TEM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Templates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ADM_TEM_02</text:p>
          </table:table-cell>
          <table:table-cell office:value-type="string">
            <text:p>FuncTest - Edit\Dialog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Templates\Edit\Dialog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TEM_02</text:p>
          </table:table-cell>
          <table:table-cell office:value-type="string">
            <text:p>FuncTest - Edit\Dialog </text:p>
          </table:table-cell>
          <table:table-cell table:style-name="Default" office:value-type="string">
            <text:p>Medium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ECMS\Admin\Content_Presentation\Manage Templates\Edit\Dialog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TEM_02</text:p>
          </table:table-cell>
          <table:table-cell office:value-type="string">
            <text:p>FuncTest - Edit\Dialog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Templates\Edit\Dialog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ADM_TEM_03</text:p>
          </table:table-cell>
          <table:table-cell table:style-name="ce16" office:value-type="string">
            <text:p>FuncTest - Edit\View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Templates\Edit\View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TEM_03</text:p>
          </table:table-cell>
          <table:table-cell table:style-name="ce16" office:value-type="string">
            <text:p>FuncTest - Edit\View </text:p>
          </table:table-cell>
          <table:table-cell office:value-type="string">
            <text:p>Medium</text:p>
          </table:table-cell>
          <table:table-cell table:style-name="ce17" office:value-type="float" office:value="29">
            <text:p>29</text:p>
          </table:table-cell>
          <table:table-cell table:style-name="ce16" table:number-columns-repeated="5"/>
          <table:table-cell table:style-name="ce16" office:value-type="string">
            <text:p>ECMS\Admin\Content_Presentation\Manage Templates\Edit\View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TEM_03</text:p>
          </table:table-cell>
          <table:table-cell table:style-name="ce16" office:value-type="string">
            <text:p>FuncTest - Edit\View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Templates\Edit\View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ADM_TEM_04</text:p>
          </table:table-cell>
          <table:table-cell office:value-type="string">
            <text:p>FuncTest - Edit\CS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Templates\Edit\CS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TEM_04</text:p>
          </table:table-cell>
          <table:table-cell office:value-type="string">
            <text:p>FuncTest - Edit\CSS</text:p>
          </table:table-cell>
          <table:table-cell table:style-name="Default" office:value-type="string">
            <text:p>Medium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string">
            <text:p>ECMS\Admin\Content_Presentation\Manage Templates\Edit\CS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TEM_04</text:p>
          </table:table-cell>
          <table:table-cell office:value-type="string">
            <text:p>FuncTest - Edit\CS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Templates\Edit\C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ADM_VIE_01</text:p>
          </table:table-cell>
          <table:table-cell table:style-name="ce16" office:value-type="string">
            <text:p>FuncTest - View</text:p>
          </table:table-cell>
          <table:table-cell office:value-type="string">
            <text:p>High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ECMS\Admin\Content_Presentation\Manage View\View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VIE_01</text:p>
          </table:table-cell>
          <table:table-cell table:style-name="ce16" office:value-type="string">
            <text:p>FuncTest - View</text:p>
          </table:table-cell>
          <table:table-cell office:value-type="string">
            <text:p>Medium</text:p>
          </table:table-cell>
          <table:table-cell table:style-name="ce17" office:value-type="float" office:value="44">
            <text:p>44</text:p>
          </table:table-cell>
          <table:table-cell table:style-name="ce16" table:number-columns-repeated="5"/>
          <table:table-cell table:style-name="ce16" office:value-type="string">
            <text:p>ECMS\Admin\Content_Presentation\Manage View\View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ADM_VIE_01</text:p>
          </table:table-cell>
          <table:table-cell table:style-name="ce16" office:value-type="string">
            <text:p>FuncTest - Vie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S\Admin\Content_Presentation\Manage View\View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ADM_VIE_02</text:p>
          </table:table-cell>
          <table:table-cell office:value-type="string">
            <text:p>FuncTest - ECM Template 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ECMS\Admin\Content_Presentation\Manage View\ECM Templ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VIE_02</text:p>
          </table:table-cell>
          <table:table-cell office:value-type="string">
            <text:p>FuncTest - ECM Template </text:p>
          </table:table-cell>
          <table:table-cell table:style-name="Default" office:value-type="string">
            <text:p>Medium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string">
            <text:p>ECMS\Admin\Content_Presentation\Manage View\ECM Templ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ADM_VIE_02</text:p>
          </table:table-cell>
          <table:table-cell office:value-type="string">
            <text:p>FuncTest - ECM Templat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S\Admin\Content_Presentation\Manage View\ECM Templ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1</text:p>
          </table:table-cell>
          <table:table-cell table:style-name="ce16" office:value-type="string">
            <text:p>FuncTest - Copy/paste</text:p>
          </table:table-cell>
          <table:table-cell office:value-type="string">
            <text:p>High</text:p>
          </table:table-cell>
          <table:table-cell table:style-name="ce17" office:value-type="float" office:value="100">
            <text:p>10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 Explorer\Basic Action\Copy Pas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01</text:p>
          </table:table-cell>
          <table:table-cell table:style-name="ce16" office:value-type="string">
            <text:p>FuncTest - Copy/paste</text:p>
          </table:table-cell>
          <table:table-cell office:value-type="string">
            <text:p>Medium</text:p>
          </table:table-cell>
          <table:table-cell table:style-name="ce17" office:value-type="float" office:value="128">
            <text:p>128</text:p>
          </table:table-cell>
          <table:table-cell table:style-name="ce16" table:number-columns-repeated="5"/>
          <table:table-cell table:style-name="ce16" office:value-type="string">
            <text:p>DMS\Site Explorer\Basic Action\Copy Pas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01</text:p>
          </table:table-cell>
          <table:table-cell table:style-name="ce16" office:value-type="string">
            <text:p>FuncTest - Copy/paste</text:p>
          </table:table-cell>
          <table:table-cell office:value-type="string">
            <text:p>Low</text:p>
          </table:table-cell>
          <table:table-cell table:style-name="ce17" office:value-type="float" office:value="36">
            <text:p>36</text:p>
          </table:table-cell>
          <table:table-cell table:style-name="ce16" table:number-columns-repeated="5"/>
          <table:table-cell table:style-name="ce16" office:value-type="string">
            <text:p>DMS\Site Explorer\Basic Action\Copy 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02</text:p>
          </table:table-cell>
          <table:table-cell office:value-type="string">
            <text:p>FuncTest - Cut/Paste</text:p>
          </table:table-cell>
          <table:table-cell table:style-name="Default" office:value-type="string">
            <text:p>High</text:p>
          </table:table-cell>
          <table:table-cell office:value-type="float" office:value="64">
            <text:p>64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DMS\Site Explorer\Basic Action\Cut Pas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02</text:p>
          </table:table-cell>
          <table:table-cell office:value-type="string">
            <text:p>FuncTest - Cut/Paste</text:p>
          </table:table-cell>
          <table:table-cell table:style-name="Default" office:value-type="string">
            <text:p>Medium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DMS\Site Explorer\Basic Action\Cut Pas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02</text:p>
          </table:table-cell>
          <table:table-cell office:value-type="string">
            <text:p>FuncTest - Cut/Pas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Cut 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3</text:p>
          </table:table-cell>
          <table:table-cell table:style-name="ce16" office:value-type="string">
            <text:p>FuncTest - Drag and drop</text:p>
          </table:table-cell>
          <table:table-cell office:value-type="string">
            <text:p>High</text:p>
          </table:table-cell>
          <table:table-cell table:style-name="ce17" office:value-type="float" office:value="12">
            <text:p>12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DMS\Site Explorer\Basic Action\Drag Drop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03</text:p>
          </table:table-cell>
          <table:table-cell table:style-name="ce16" office:value-type="string">
            <text:p>FuncTest - Drag and drop</text:p>
          </table:table-cell>
          <table:table-cell office:value-type="string">
            <text:p>Medium</text:p>
          </table:table-cell>
          <table:table-cell table:style-name="ce17" office:value-type="float" office:value="103">
            <text:p>103</text:p>
          </table:table-cell>
          <table:table-cell table:style-name="ce16" table:number-columns-repeated="5"/>
          <table:table-cell table:style-name="ce16" office:value-type="string">
            <text:p>DMS\Site Explorer\Basic Action\Drag Drop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03</text:p>
          </table:table-cell>
          <table:table-cell table:style-name="ce16" office:value-type="string">
            <text:p>FuncTest - Drag and drop</text:p>
          </table:table-cell>
          <table:table-cell office:value-type="string">
            <text:p>Low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DMS\Site Explorer\Basic Action\Drag Dro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04</text:p>
          </table:table-cell>
          <table:table-cell office:value-type="string">
            <text:p>FuncTest - Using clipboard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DMS\Site Explorer\Basic Action\Clipboar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04</text:p>
          </table:table-cell>
          <table:table-cell office:value-type="string">
            <text:p>FuncTest - Using clipboard</text:p>
          </table:table-cell>
          <table:table-cell table:style-name="Default" office:value-type="string">
            <text:p>Medium</text:p>
          </table:table-cell>
          <table:table-cell office:value-type="float" office:value="74">
            <text:p>74</text:p>
          </table:table-cell>
          <table:table-cell table:number-columns-repeated="5"/>
          <table:table-cell office:value-type="string">
            <text:p>DMS\Site Explorer\Basic Action\Clipboar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04</text:p>
          </table:table-cell>
          <table:table-cell office:value-type="string">
            <text:p>FuncTest - Using clipboar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Clipboar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5</text:p>
          </table:table-cell>
          <table:table-cell table:style-name="ce16" office:value-type="string">
            <text:p>FuncTest - Delete node</text:p>
          </table:table-cell>
          <table:table-cell office:value-type="string">
            <text:p>High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4"/>
          <table:table-cell table:style-name="ce16" office:value-type="string">
            <text:p>x</text:p>
          </table:table-cell>
          <table:table-cell table:style-name="ce16" office:value-type="string">
            <text:p>DMS\Site Explorer\Basic Action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05</text:p>
          </table:table-cell>
          <table:table-cell table:style-name="ce16" office:value-type="string">
            <text:p>FuncTest - Delete node</text:p>
          </table:table-cell>
          <table:table-cell office:value-type="string">
            <text:p>Medium</text:p>
          </table:table-cell>
          <table:table-cell table:style-name="ce17" office:value-type="float" office:value="30">
            <text:p>30</text:p>
          </table:table-cell>
          <table:table-cell table:style-name="ce16" table:number-columns-repeated="5"/>
          <table:table-cell table:style-name="ce16" office:value-type="string">
            <text:p>DMS\Site Explorer\Basic Action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05</text:p>
          </table:table-cell>
          <table:table-cell table:style-name="ce16" office:value-type="string">
            <text:p>FuncTest - Delete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06</text:p>
          </table:table-cell>
          <table:table-cell office:value-type="string">
            <text:p>FuncTest - Lock/unlock node</text:p>
          </table:table-cell>
          <table:table-cell table:style-name="Default" office:value-type="string">
            <text:p>High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DMS\Site Explorer\Basic Action\Loc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06</text:p>
          </table:table-cell>
          <table:table-cell office:value-type="string">
            <text:p>FuncTest - Lock/unlock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Loc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06</text:p>
          </table:table-cell>
          <table:table-cell office:value-type="string">
            <text:p>FuncTest - Lock/unlock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Loc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ACTION_07</text:p>
          </table:table-cell>
          <table:table-cell table:style-name="ce16" office:value-type="string">
            <text:p>FuncTest - Multi selec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Multi Selec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07</text:p>
          </table:table-cell>
          <table:table-cell table:style-name="ce16" office:value-type="string">
            <text:p>FuncTest - Multi select</text:p>
          </table:table-cell>
          <table:table-cell office:value-type="string">
            <text:p>Medium</text:p>
          </table:table-cell>
          <table:table-cell table:style-name="ce17" office:value-type="float" office:value="45">
            <text:p>45</text:p>
          </table:table-cell>
          <table:table-cell table:style-name="ce16" table:number-columns-repeated="5"/>
          <table:table-cell table:style-name="ce16" office:value-type="string">
            <text:p>DMS\Site Explorer\Basic Action\Multi Selec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07</text:p>
          </table:table-cell>
          <table:table-cell table:style-name="ce16" office:value-type="string">
            <text:p>FuncTest - Multi selec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Multi Selec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FEX_ACTION_08</text:p>
          </table:table-cell>
          <table:table-cell office:value-type="string">
            <text:p>FuncTest - Renam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08</text:p>
          </table:table-cell>
          <table:table-cell office:value-type="string">
            <text:p>FuncTest - Rename</text:p>
          </table:table-cell>
          <table:table-cell table:style-name="Default" office:value-type="string">
            <text:p>Medium</text:p>
          </table:table-cell>
          <table:table-cell office:value-type="float" office:value="29">
            <text:p>29</text:p>
          </table:table-cell>
          <table:table-cell table:number-columns-repeated="5"/>
          <table:table-cell office:value-type="string">
            <text:p>DMS\Site Explorer\Basic 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08</text:p>
          </table:table-cell>
          <table:table-cell office:value-type="string">
            <text:p>FuncTest - Renam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Renam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09</text:p>
          </table:table-cell>
          <table:table-cell table:style-name="ce16" office:value-type="string">
            <text:p>FuncTest - Edit </text:p>
          </table:table-cell>
          <table:table-cell office:value-type="string">
            <text:p>High</text:p>
          </table:table-cell>
          <table:table-cell table:style-name="ce17" office:value-type="float" office:value="150">
            <text:p>150</text:p>
          </table:table-cell>
          <table:table-cell table:style-name="ce16" table:number-columns-repeated="4"/>
          <table:table-cell table:style-name="ce16" office:value-type="string">
            <text:p>x</text:p>
          </table:table-cell>
          <table:table-cell table:style-name="ce16" office:value-type="string">
            <text:p>DMS\Site Explorer\Basic Action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09</text:p>
          </table:table-cell>
          <table:table-cell table:style-name="ce16" office:value-type="string">
            <text:p>FuncTest - Edit 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DMS\Site Explorer\Basic Action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09</text:p>
          </table:table-cell>
          <table:table-cell table:style-name="ce16" office:value-type="string">
            <text:p>FuncTest - Edit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10</text:p>
          </table:table-cell>
          <table:table-cell office:value-type="string">
            <text:p>FuncTest - View webDAV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DMS\Site Explorer\Basic Action\View webDAV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10</text:p>
          </table:table-cell>
          <table:table-cell office:value-type="string">
            <text:p>FuncTest - View webDAV</text:p>
          </table:table-cell>
          <table:table-cell table:style-name="Default" office:value-type="string">
            <text:p>Medium</text:p>
          </table:table-cell>
          <table:table-cell office:value-type="float" office:value="59">
            <text:p>59</text:p>
          </table:table-cell>
          <table:table-cell table:number-columns-repeated="5"/>
          <table:table-cell office:value-type="string">
            <text:p>DMS\Site Explorer\Basic Action\View webDAV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10</text:p>
          </table:table-cell>
          <table:table-cell office:value-type="string">
            <text:p>FuncTest - View webDA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View webDA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CTION_11</text:p>
          </table:table-cell>
          <table:table-cell table:style-name="ce16" office:value-type="string">
            <text:p>FuncTest - Add symlink for node</text:p>
          </table:table-cell>
          <table:table-cell office:value-type="string">
            <text:p>High</text:p>
          </table:table-cell>
          <table:table-cell table:style-name="ce17" office:value-type="float" office:value="159">
            <text:p>159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DMS\Site Explorer\Basic Action\Add Symlink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11</text:p>
          </table:table-cell>
          <table:table-cell table:style-name="ce16" office:value-type="string">
            <text:p>FuncTest - Add symlink for nod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Add Symlink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11</text:p>
          </table:table-cell>
          <table:table-cell table:style-name="ce16" office:value-type="string">
            <text:p>FuncTest - Add symlink for nod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Add Symlink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FEX_ACTION_12</text:p>
          </table:table-cell>
          <table:table-cell office:value-type="string">
            <text:p>FuncTest - Add_favori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Add_favori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12</text:p>
          </table:table-cell>
          <table:table-cell office:value-type="string">
            <text:p>FuncTest - Add_favorite</text:p>
          </table:table-cell>
          <table:table-cell table:style-name="Default" office:value-type="string">
            <text:p>Medium</text:p>
          </table:table-cell>
          <table:table-cell office:value-type="float" office:value="23">
            <text:p>23</text:p>
          </table:table-cell>
          <table:table-cell table:number-columns-repeated="5"/>
          <table:table-cell office:value-type="string">
            <text:p>DMS\Site Explorer\Basic Action\Add_favori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12</text:p>
          </table:table-cell>
          <table:table-cell office:value-type="string">
            <text:p>FuncTest - Add_favori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Basic Action\Add_favori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ACTION_14</text:p>
          </table:table-cell>
          <table:table-cell table:style-name="ce16" office:value-type="string">
            <text:p>FuncTest - Shor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Basic Action\Shor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14</text:p>
          </table:table-cell>
          <table:table-cell table:style-name="ce16" office:value-type="string">
            <text:p>FuncTest - Short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DMS\Site Explorer\Basic Action\Shor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CTION_14</text:p>
          </table:table-cell>
          <table:table-cell table:style-name="ce16" office:value-type="string">
            <text:p>FuncTest - Short</text:p>
          </table:table-cell>
          <table:table-cell office:value-type="string">
            <text:p>Low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5"/>
          <table:table-cell table:style-name="ce16" office:value-type="string">
            <text:p>DMS\Site Explorer\Basic Action\Sh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CTION_15</text:p>
          </table:table-cell>
          <table:table-cell office:value-type="string">
            <text:p>FuncTest - Setup browsing references, Drive, View modes</text:p>
          </table:table-cell>
          <table:table-cell table:style-name="Default" office:value-type="string">
            <text:p>High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DMS\Site Explorer\Other check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15</text:p>
          </table:table-cell>
          <table:table-cell office:value-type="string">
            <text:p>FuncTest - Setup browsing references, Drive, View modes</text:p>
          </table:table-cell>
          <table:table-cell table:style-name="Default" office:value-type="string">
            <text:p>Medium</text:p>
          </table:table-cell>
          <table:table-cell office:value-type="float" office:value="92">
            <text:p>92</text:p>
          </table:table-cell>
          <table:table-cell table:number-columns-repeated="5"/>
          <table:table-cell office:value-type="string">
            <text:p>DMS\Site Explorer\Other check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CTION_15</text:p>
          </table:table-cell>
          <table:table-cell office:value-type="string">
            <text:p>FuncTest - Setup browsing references, Drive, View modes</text:p>
          </table:table-cell>
          <table:table-cell table:style-name="Default" office:value-type="string">
            <text:p>Low</text:p>
          </table:table-cell>
          <table:table-cell office:value-type="float" office:value="29">
            <text:p>29</text:p>
          </table:table-cell>
          <table:table-cell table:number-columns-repeated="5"/>
          <table:table-cell office:value-type="string">
            <text:p>DMS\Site Explorer\Other check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ADMIN_01</text:p>
          </table:table-cell>
          <table:table-cell table:style-name="ce16" office:value-type="string">
            <text:p>FuncTest - Activate vers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Admin \Versions\Activa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DMIN_01</text:p>
          </table:table-cell>
          <table:table-cell table:style-name="ce16" office:value-type="string">
            <text:p>FuncTest - Activate version</text:p>
          </table:table-cell>
          <table:table-cell office:value-type="string">
            <text:p>Medium</text:p>
          </table:table-cell>
          <table:table-cell table:style-name="ce17" office:value-type="float" office:value="17">
            <text:p>17</text:p>
          </table:table-cell>
          <table:table-cell table:style-name="ce16" table:number-columns-repeated="5"/>
          <table:table-cell table:style-name="ce16" office:value-type="string">
            <text:p>DMS\Site Explorer\Admin \Versions\Activa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DMIN_01</text:p>
          </table:table-cell>
          <table:table-cell table:style-name="ce16" office:value-type="string">
            <text:p>FuncTest - Activate version</text:p>
          </table:table-cell>
          <table:table-cell office:value-type="string">
            <text:p>Low</text:p>
          </table:table-cell>
          <table:table-cell table:style-name="ce17" office:value-type="float" office:value="21">
            <text:p>21</text:p>
          </table:table-cell>
          <table:table-cell table:style-name="ce16" table:number-columns-repeated="5"/>
          <table:table-cell table:style-name="ce16" office:value-type="string">
            <text:p>DMS\Site Explorer\Admin \Versions\Activa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FEX_ADMIN_02</text:p>
          </table:table-cell>
          <table:table-cell office:value-type="string">
            <text:p>FuncTest - Manage vers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Versions\Manage vers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DMIN_02</text:p>
          </table:table-cell>
          <table:table-cell office:value-type="string">
            <text:p>FuncTest - Manage version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Versions\Manage vers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DMIN_02</text:p>
          </table:table-cell>
          <table:table-cell office:value-type="string">
            <text:p>FuncTest - Manage version </text:p>
          </table:table-cell>
          <table:table-cell table:style-name="Default" office:value-type="string">
            <text:p>Low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DMS\Site Explorer\Admin \Versions\Manage ver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DMIN_03</text:p>
          </table:table-cell>
          <table:table-cell table:style-name="ce16" office:value-type="string">
            <text:p>FuncTest - Manage publication</text:p>
          </table:table-cell>
          <table:table-cell office:value-type="string">
            <text:p>High</text:p>
          </table:table-cell>
          <table:table-cell table:style-name="ce17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DMS\Site Explorer Publication\Publication Statu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DMIN_03</text:p>
          </table:table-cell>
          <table:table-cell table:style-name="ce16" office:value-type="string">
            <text:p>FuncTest - Manage publication</text:p>
          </table:table-cell>
          <table:table-cell office:value-type="string">
            <text:p>Medium</text:p>
          </table:table-cell>
          <table:table-cell table:style-name="ce17" office:value-type="float" office:value="32">
            <text:p>32</text:p>
          </table:table-cell>
          <table:table-cell table:style-name="ce16" table:number-columns-repeated="5"/>
          <table:table-cell table:style-name="ce16" office:value-type="string">
            <text:p>DMS\Site Explorer Publication\Publication Statu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DMIN_03</text:p>
          </table:table-cell>
          <table:table-cell table:style-name="ce16" office:value-type="string">
            <text:p>FuncTest - Manage public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 Publication\Publication Statu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DMIN_04</text:p>
          </table:table-cell>
          <table:table-cell office:value-type="string">
            <text:p>FuncTest - Manage category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DMS\Site Explorer\Admin 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DMIN_04</text:p>
          </table:table-cell>
          <table:table-cell office:value-type="string">
            <text:p>FuncTest - Manage category</text:p>
          </table:table-cell>
          <table:table-cell table:style-name="Default" office:value-type="string">
            <text:p>Medium</text:p>
          </table:table-cell>
          <table:table-cell office:value-type="float" office:value="39">
            <text:p>39</text:p>
          </table:table-cell>
          <table:table-cell table:number-columns-repeated="5"/>
          <table:table-cell office:value-type="string">
            <text:p>DMS\Site Explorer\Admin 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DMIN_04</text:p>
          </table:table-cell>
          <table:table-cell office:value-type="string">
            <text:p>FuncTest - Manage category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DMS\Site Explorer\Admin \Manage categor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ADMIN_05</text:p>
          </table:table-cell>
          <table:table-cell table:style-name="ce16" office:value-type="string">
            <text:p>FuncTest - Manage rel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Admin\Manage Rel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DMIN_05</text:p>
          </table:table-cell>
          <table:table-cell table:style-name="ce16" office:value-type="string">
            <text:p>FuncTest - Manage rel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Admin\Manage Rel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DMIN_05</text:p>
          </table:table-cell>
          <table:table-cell table:style-name="ce16" office:value-type="string">
            <text:p>FuncTest - Manage relation</text:p>
          </table:table-cell>
          <table:table-cell office:value-type="string">
            <text:p>Low</text:p>
          </table:table-cell>
          <table:table-cell table:style-name="ce17" office:value-type="float" office:value="73">
            <text:p>73</text:p>
          </table:table-cell>
          <table:table-cell table:style-name="ce16" table:number-columns-repeated="5"/>
          <table:table-cell table:style-name="ce16" office:value-type="string">
            <text:p>DMS\Site Explorer\Admin\Manage Rel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FEX_ADMIN_06</text:p>
          </table:table-cell>
          <table:table-cell office:value-type="string">
            <text:p>FuncTest - Manage action\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Manage Act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DMIN_06</text:p>
          </table:table-cell>
          <table:table-cell office:value-type="string">
            <text:p>FuncTest - Manage action\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Manage Act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DMIN_06</text:p>
          </table:table-cell>
          <table:table-cell office:value-type="string">
            <text:p>FuncTest - Manage action\Add</text:p>
          </table:table-cell>
          <table:table-cell table:style-name="Default" office:value-type="string">
            <text:p>Low</text:p>
          </table:table-cell>
          <table:table-cell office:value-type="float" office:value="142">
            <text:p>142</text:p>
          </table:table-cell>
          <table:table-cell table:number-columns-repeated="5"/>
          <table:table-cell office:value-type="string">
            <text:p>DMS\Site Explorer\Admin \Manage Act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ADMIN_07</text:p>
          </table:table-cell>
          <table:table-cell table:style-name="ce16" office:value-type="string">
            <text:p>FuncTest - Manage Node propert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Admin\Node Propertie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DMIN_07</text:p>
          </table:table-cell>
          <table:table-cell table:style-name="ce16" office:value-type="string">
            <text:p>FuncTest - Manage Node property</text:p>
          </table:table-cell>
          <table:table-cell office:value-type="string">
            <text:p>Medium</text:p>
          </table:table-cell>
          <table:table-cell table:style-name="ce17" office:value-type="float" office:value="28">
            <text:p>28</text:p>
          </table:table-cell>
          <table:table-cell table:style-name="ce16" table:number-columns-repeated="5"/>
          <table:table-cell table:style-name="ce16" office:value-type="string">
            <text:p>DMS\Site Explorer\Admin\Node Propertie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DMIN_07</text:p>
          </table:table-cell>
          <table:table-cell table:style-name="ce16" office:value-type="string">
            <text:p>FuncTest - Manage Node property</text:p>
          </table:table-cell>
          <table:table-cell office:value-type="string">
            <text:p>Low</text:p>
          </table:table-cell>
          <table:table-cell table:style-name="ce17" office:value-type="float" office:value="44">
            <text:p>44</text:p>
          </table:table-cell>
          <table:table-cell table:style-name="ce16" table:number-columns-repeated="5"/>
          <table:table-cell table:style-name="ce16" office:value-type="string">
            <text:p>DMS\Site Explorer\Admin\Node Proper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ADMIN_08</text:p>
          </table:table-cell>
          <table:table-cell office:value-type="string">
            <text:p>FuncTest - Export node</text:p>
          </table:table-cell>
          <table:table-cell table:style-name="Default" office:value-type="string">
            <text:p>High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DMS\Site Explorer\Admin \Expor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DMIN_08</text:p>
          </table:table-cell>
          <table:table-cell office:value-type="string">
            <text:p>FuncTest - Export no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 \Expor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DMIN_08</text:p>
          </table:table-cell>
          <table:table-cell office:value-type="string">
            <text:p>FuncTest - Export node</text:p>
          </table:table-cell>
          <table:table-cell table:style-name="Default" office:value-type="string">
            <text:p>Low</text:p>
          </table:table-cell>
          <table:table-cell office:value-type="float" office:value="52">
            <text:p>52</text:p>
          </table:table-cell>
          <table:table-cell table:number-columns-repeated="5"/>
          <table:table-cell office:value-type="string">
            <text:p>DMS\Site Explorer\Admin \Expor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ADMIN_09</text:p>
          </table:table-cell>
          <table:table-cell table:style-name="ce16" office:value-type="string">
            <text:p>FuncTest - Import node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DMS\Site Explorer\Admin\Impor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DMIN_09</text:p>
          </table:table-cell>
          <table:table-cell table:style-name="ce16" office:value-type="string">
            <text:p>FuncTest - Import node</text:p>
          </table:table-cell>
          <table:table-cell office:value-type="string">
            <text:p>Medium</text:p>
          </table:table-cell>
          <table:table-cell table:style-name="ce17" office:value-type="float" office:value="51">
            <text:p>51</text:p>
          </table:table-cell>
          <table:table-cell table:style-name="ce16" table:number-columns-repeated="5"/>
          <table:table-cell table:style-name="ce16" office:value-type="string">
            <text:p>DMS\Site Explorer\Admin\Impor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ADMIN_09</text:p>
          </table:table-cell>
          <table:table-cell table:style-name="ce16" office:value-type="string">
            <text:p>FuncTest - Import node</text:p>
          </table:table-cell>
          <table:table-cell office:value-type="string">
            <text:p>Low</text:p>
          </table:table-cell>
          <table:table-cell table:style-name="ce17" office:value-type="float" office:value="72">
            <text:p>72</text:p>
          </table:table-cell>
          <table:table-cell table:style-name="ce16" table:number-columns-repeated="5"/>
          <table:table-cell table:style-name="ce16" office:value-type="string">
            <text:p>DMS\Site Explorer\Admin\Impor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FEX_ADMIN_10</text:p>
          </table:table-cell>
          <table:table-cell office:value-type="string">
            <text:p>FuncTest - Show/Hide cont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\Hide_Show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DMIN_10</text:p>
          </table:table-cell>
          <table:table-cell office:value-type="string">
            <text:p>FuncTest - Show/Hide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Admin\Hide_Show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ADMIN_10</text:p>
          </table:table-cell>
          <table:table-cell office:value-type="string">
            <text:p>FuncTest - Show/Hide content</text:p>
          </table:table-cell>
          <table:table-cell table:style-name="Default" office:value-type="string">
            <text:p>Low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DMS\Site Explorer\Admin\Hide_Show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COLLABORATION_01</text:p>
          </table:table-cell>
          <table:table-cell table:style-name="ce16" office:value-type="string">
            <text:p>FuncTest - Watch/Unwat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 Collaboration\Wat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OLLABORATION_01</text:p>
          </table:table-cell>
          <table:table-cell table:style-name="ce16" office:value-type="string">
            <text:p>FuncTest - Watch/Unwat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 Collaboration\Wat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OLLABORATION_01</text:p>
          </table:table-cell>
          <table:table-cell table:style-name="ce16" office:value-type="string">
            <text:p>FuncTest - Watch/Unwatch</text:p>
          </table:table-cell>
          <table:table-cell office:value-type="string">
            <text:p>Low</text:p>
          </table:table-cell>
          <table:table-cell table:style-name="ce17" office:value-type="float" office:value="26">
            <text:p>26</text:p>
          </table:table-cell>
          <table:table-cell table:style-name="ce16" table:number-columns-repeated="5"/>
          <table:table-cell table:style-name="ce16" office:value-type="string">
            <text:p>DMS\Site Explorer\ Collaboration\Wat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OLLABORATION_02</text:p>
          </table:table-cell>
          <table:table-cell office:value-type="string">
            <text:p>FuncTest - Manage Add tag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DMS\Site Explorer\ Collaboration\ Mange Tag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OLLABORATION_02</text:p>
          </table:table-cell>
          <table:table-cell office:value-type="string">
            <text:p>FuncTest - Manage Add tag</text:p>
          </table:table-cell>
          <table:table-cell table:style-name="Default" office:value-type="string">
            <text:p>Medium</text:p>
          </table:table-cell>
          <table:table-cell office:value-type="float" office:value="156">
            <text:p>156</text:p>
          </table:table-cell>
          <table:table-cell table:number-columns-repeated="5"/>
          <table:table-cell office:value-type="string">
            <text:p>DMS\Site Explorer\ Collaboration\ Mange Tag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OLLABORATION_02</text:p>
          </table:table-cell>
          <table:table-cell office:value-type="string">
            <text:p>FuncTest - Manage Add ta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 Collaboration\ Mange Tag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COLLABORATION_03</text:p>
          </table:table-cell>
          <table:table-cell table:style-name="ce16" office:value-type="string">
            <text:p>FuncTest - Set localiz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 Collaboration\ Multi Languag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OLLABORATION_03</text:p>
          </table:table-cell>
          <table:table-cell table:style-name="ce16" office:value-type="string">
            <text:p>FuncTest - Set localiz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 Collaboration\ Multi Languag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OLLABORATION_03</text:p>
          </table:table-cell>
          <table:table-cell table:style-name="ce16" office:value-type="string">
            <text:p>FuncTest - Set localize</text:p>
          </table:table-cell>
          <table:table-cell office:value-type="string">
            <text:p>Low</text:p>
          </table:table-cell>
          <table:table-cell table:style-name="ce17" office:value-type="float" office:value="73">
            <text:p>73</text:p>
          </table:table-cell>
          <table:table-cell table:style-name="ce16" table:number-columns-repeated="5"/>
          <table:table-cell table:style-name="ce16" office:value-type="string">
            <text:p>DMS\Site Explorer\ Collaboration\ Multi Languag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FEX_COLLABORATION_04</text:p>
          </table:table-cell>
          <table:table-cell office:value-type="string">
            <text:p>FuncTest - Vot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 Collaboration\ Vo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OLLABORATION_04</text:p>
          </table:table-cell>
          <table:table-cell office:value-type="string">
            <text:p>FuncTest - Vote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DMS\Site Explorer\ Collaboration\ Vo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OLLABORATION_04</text:p>
          </table:table-cell>
          <table:table-cell office:value-type="string">
            <text:p>FuncTest - Vote</text:p>
          </table:table-cell>
          <table:table-cell table:style-name="Default" office:value-type="string">
            <text:p>Low</text:p>
          </table:table-cell>
          <table:table-cell office:value-type="float" office:value="43">
            <text:p>43</text:p>
          </table:table-cell>
          <table:table-cell table:number-columns-repeated="5"/>
          <table:table-cell office:value-type="string">
            <text:p>DMS\Site Explorer\ Collaboration\ Vo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COLLABORATION_05</text:p>
          </table:table-cell>
          <table:table-cell table:style-name="ce16" office:value-type="string">
            <text:p>FuncTest - Comm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 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OLLABORATION_05</text:p>
          </table:table-cell>
          <table:table-cell table:style-name="ce16" office:value-type="string">
            <text:p>FuncTest - Com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 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OLLABORATION_05</text:p>
          </table:table-cell>
          <table:table-cell table:style-name="ce16" office:value-type="string">
            <text:p>FuncTest - Comment</text:p>
          </table:table-cell>
          <table:table-cell office:value-type="string">
            <text:p>Low</text:p>
          </table:table-cell>
          <table:table-cell table:style-name="ce17" office:value-type="float" office:value="36">
            <text:p>36</text:p>
          </table:table-cell>
          <table:table-cell table:style-name="ce16" table:number-columns-repeated="5"/>
          <table:table-cell table:style-name="ce16" office:value-type="string">
            <text:p>DMS\Site Explorer\ Collaboration\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1</text:p>
          </table:table-cell>
          <table:table-cell office:value-type="string">
            <text:p>FuncTest - Create Content Folder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DMS\Site Explorer\Create\Content Fold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01</text:p>
          </table:table-cell>
          <table:table-cell office:value-type="string">
            <text:p>FuncTest - Create Content Folder</text:p>
          </table:table-cell>
          <table:table-cell table:style-name="Default" office:value-type="string">
            <text:p>Medium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DMS\Site Explorer\Create\Content Fold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01</text:p>
          </table:table-cell>
          <table:table-cell office:value-type="string">
            <text:p>FuncTest - Create Content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\Content 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02</text:p>
          </table:table-cell>
          <table:table-cell table:style-name="ce16" office:value-type="string">
            <text:p>FuncTest - Create Document Folder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DMS\Site Explorer\Create\Document Fold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02</text:p>
          </table:table-cell>
          <table:table-cell table:style-name="ce16" office:value-type="string">
            <text:p>FuncTest - Create Document Folder</text:p>
          </table:table-cell>
          <table:table-cell office:value-type="string">
            <text:p>Medium</text:p>
          </table:table-cell>
          <table:table-cell table:style-name="ce17" office:value-type="float" office:value="22">
            <text:p>22</text:p>
          </table:table-cell>
          <table:table-cell table:style-name="ce16" table:number-columns-repeated="5"/>
          <table:table-cell table:style-name="ce16" office:value-type="string">
            <text:p>DMS\Site Explorer\Create\Document Fold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02</text:p>
          </table:table-cell>
          <table:table-cell table:style-name="ce16" office:value-type="string">
            <text:p>FuncTest - Create Document 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Create\Document 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3</text:p>
          </table:table-cell>
          <table:table-cell office:value-type="string">
            <text:p>FuncTest - Create Folder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DMS\Site Explorer\Create Node\Fold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03</text:p>
          </table:table-cell>
          <table:table-cell office:value-type="string">
            <text:p>FuncTest - Create Fold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Fold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03</text:p>
          </table:table-cell>
          <table:table-cell office:value-type="string">
            <text:p>FuncTest - Create Fold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Fold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04</text:p>
          </table:table-cell>
          <table:table-cell table:style-name="ce16" office:value-type="string">
            <text:p>FuncTest - Create Article</text:p>
          </table:table-cell>
          <table:table-cell office:value-type="string">
            <text:p>High</text:p>
          </table:table-cell>
          <table:table-cell table:style-name="ce17" office:value-type="float" office:value="21">
            <text:p>21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DMS\Site Explorer\Create Node\Artic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04</text:p>
          </table:table-cell>
          <table:table-cell table:style-name="ce16" office:value-type="string">
            <text:p>FuncTest - Create Article</text:p>
          </table:table-cell>
          <table:table-cell office:value-type="string">
            <text:p>Medium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5"/>
          <table:table-cell table:style-name="ce16" office:value-type="string">
            <text:p>DMS\Site Explorer\Create Node\Artic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04</text:p>
          </table:table-cell>
          <table:table-cell table:style-name="ce16" office:value-type="string">
            <text:p>FuncTest - Create Article</text:p>
          </table:table-cell>
          <table:table-cell office:value-type="string">
            <text:p>Low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DMS\Site Explorer\Create Node\Artic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5</text:p>
          </table:table-cell>
          <table:table-cell office:value-type="string">
            <text:p>FuncTest - Create File</text:p>
          </table:table-cell>
          <table:table-cell table:style-name="Default" office:value-type="string">
            <text:p>High</text:p>
          </table:table-cell>
          <table:table-cell office:value-type="float" office:value="38">
            <text:p>38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DMS\Site Explorer\Create Node\Fil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05</text:p>
          </table:table-cell>
          <table:table-cell office:value-type="string">
            <text:p>FuncTest - Create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Fil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05</text:p>
          </table:table-cell>
          <table:table-cell office:value-type="string">
            <text:p>FuncTest - Create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06</text:p>
          </table:table-cell>
          <table:table-cell table:style-name="ce16" office:value-type="string">
            <text:p>FuncTest - Create Podcast</text:p>
          </table:table-cell>
          <table:table-cell office:value-type="string">
            <text:p>High</text:p>
          </table:table-cell>
          <table:table-cell table:style-name="ce17" office:value-type="float" office:value="37">
            <text:p>37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DMS\Site Explorer\Create Node\Podcas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06</text:p>
          </table:table-cell>
          <table:table-cell table:style-name="ce16" office:value-type="string">
            <text:p>FuncTest - Create Podcas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Create Node\Podcas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06</text:p>
          </table:table-cell>
          <table:table-cell table:style-name="ce16" office:value-type="string">
            <text:p>FuncTest - Create Podcas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Create Node\Podcas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7</text:p>
          </table:table-cell>
          <table:table-cell office:value-type="string">
            <text:p>FuncTest - Create Sample Node</text:p>
          </table:table-cell>
          <table:table-cell table:style-name="Default" office:value-type="string">
            <text:p>High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DMS\Site Explorer\Create Node\Sample Nod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07</text:p>
          </table:table-cell>
          <table:table-cell office:value-type="string">
            <text:p>FuncTest - Create Sample Nod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DMS\Site Explorer\Create Node\Sample Nod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07</text:p>
          </table:table-cell>
          <table:table-cell office:value-type="string">
            <text:p>FuncTest - Create Sample N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Sample Nod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08</text:p>
          </table:table-cell>
          <table:table-cell table:style-name="ce16" office:value-type="string">
            <text:p>FuncTest - Create File Plan</text:p>
          </table:table-cell>
          <table:table-cell office:value-type="string">
            <text:p>High</text:p>
          </table:table-cell>
          <table:table-cell table:style-name="ce17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DMS\Site Explorer\Create Node\File Pla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08</text:p>
          </table:table-cell>
          <table:table-cell table:style-name="ce16" office:value-type="string">
            <text:p>FuncTest - Create File Pla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Create Node\File Pla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08</text:p>
          </table:table-cell>
          <table:table-cell table:style-name="ce16" office:value-type="string">
            <text:p>FuncTest - Create File Pla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Create Node\File Pla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09</text:p>
          </table:table-cell>
          <table:table-cell office:value-type="string">
            <text:p>FuncTest - Create Kofax</text:p>
          </table:table-cell>
          <table:table-cell table:style-name="Default" office:value-type="string">
            <text:p>High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DMS\Site Explorer\Create Node\Kofax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09</text:p>
          </table:table-cell>
          <table:table-cell office:value-type="string">
            <text:p>FuncTest - Create Kofax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DMS\Site Explorer\Create Node\Kofax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09</text:p>
          </table:table-cell>
          <table:table-cell office:value-type="string">
            <text:p>FuncTest - Create Kofax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Create Node\Kofa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0</text:p>
          </table:table-cell>
          <table:table-cell table:style-name="ce16" office:value-type="string">
            <text:p>FuncTest - Create Document</text:p>
          </table:table-cell>
          <table:table-cell office:value-type="string">
            <text:p>High</text:p>
          </table:table-cell>
          <table:table-cell table:style-name="ce17" office:value-type="float" office:value="40">
            <text:p>40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DMS\Site Explorer\Create Node\Docume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10</text:p>
          </table:table-cell>
          <table:table-cell table:style-name="ce16" office:value-type="string">
            <text:p>FuncTest - Create Document</text:p>
          </table:table-cell>
          <table:table-cell office:value-type="string">
            <text:p>Medium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DMS\Site Explorer\Create Node\Docume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10</text:p>
          </table:table-cell>
          <table:table-cell table:style-name="ce16" office:value-type="string">
            <text:p>FuncTest - Create Document</text:p>
          </table:table-cell>
          <table:table-cell office:value-type="string">
            <text:p>Low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DMS\Site Explorer\Create Node\Docu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11</text:p>
          </table:table-cell>
          <table:table-cell office:value-type="string">
            <text:p>FuncTest - Upload</text:p>
          </table:table-cell>
          <table:table-cell table:style-name="Default" office:value-type="string">
            <text:p>High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DMS\Site Explorer\Create Node\Uploa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11</text:p>
          </table:table-cell>
          <table:table-cell office:value-type="string">
            <text:p>FuncTest - Upload</text:p>
          </table:table-cell>
          <table:table-cell table:style-name="Default" office:value-type="string">
            <text:p>Medium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DMS\Site Explorer\Create Node\Uploa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11</text:p>
          </table:table-cell>
          <table:table-cell office:value-type="string">
            <text:p>FuncTest - Upload</text:p>
          </table:table-cell>
          <table:table-cell table:style-name="Default" office:value-type="string">
            <text:p>Low</text:p>
          </table:table-cell>
          <table:table-cell office:value-type="float" office:value="33">
            <text:p>33</text:p>
          </table:table-cell>
          <table:table-cell table:number-columns-repeated="5"/>
          <table:table-cell office:value-type="string">
            <text:p>DMS\Site Explorer\Create Node\Uploa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CREATE_12</text:p>
          </table:table-cell>
          <table:table-cell table:style-name="ce16" office:value-type="string">
            <text:p>FuncTest - Other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Create Node\Other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12</text:p>
          </table:table-cell>
          <table:table-cell table:style-name="ce16" office:value-type="string">
            <text:p>FuncTest - Others</text:p>
          </table:table-cell>
          <table:table-cell office:value-type="string">
            <text:p>Medium</text:p>
          </table:table-cell>
          <table:table-cell table:style-name="ce17" office:value-type="float" office:value="16">
            <text:p>16</text:p>
          </table:table-cell>
          <table:table-cell table:style-name="ce16" table:number-columns-repeated="5"/>
          <table:table-cell table:style-name="ce16" office:value-type="string">
            <text:p>DMS\Site Explorer\Create Node\Other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12</text:p>
          </table:table-cell>
          <table:table-cell table:style-name="ce16" office:value-type="string">
            <text:p>FuncTest - Others</text:p>
          </table:table-cell>
          <table:table-cell office:value-type="string">
            <text:p>Low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DMS\Site Explorer\Create Node\Other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13</text:p>
          </table:table-cell>
          <table:table-cell office:value-type="string">
            <text:p>FuncTest - Category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DMS\Site Explorer\Create Node\Categor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13</text:p>
          </table:table-cell>
          <table:table-cell office:value-type="string">
            <text:p>FuncTest - Category</text:p>
          </table:table-cell>
          <table:table-cell table:style-name="Default" office:value-type="string">
            <text:p>Medium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DMS\Site Explorer\Create Node\Categor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13</text:p>
          </table:table-cell>
          <table:table-cell office:value-type="string">
            <text:p>FuncTest - Category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DMS\Site Explorer\Create Node\Catego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4</text:p>
          </table:table-cell>
          <table:table-cell table:style-name="ce16" office:value-type="string">
            <text:p>FuncTest - Free layout</text:p>
          </table:table-cell>
          <table:table-cell office:value-type="string">
            <text:p>High</text:p>
          </table:table-cell>
          <table:table-cell table:style-name="ce17" office:value-type="float" office:value="13">
            <text:p>13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DMS\Sites explorer\Create\ Content free layou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14</text:p>
          </table:table-cell>
          <table:table-cell table:style-name="ce16" office:value-type="string">
            <text:p>FuncTest - Free layout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DMS\Sites explorer\Create\ Content free layou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14</text:p>
          </table:table-cell>
          <table:table-cell table:style-name="ce16" office:value-type="string">
            <text:p>FuncTest - Free layou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s explorer\Create\ Content free layou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15</text:p>
          </table:table-cell>
          <table:table-cell office:value-type="string">
            <text:p>FuncTest - Picture on head layout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DMS\Sites explorer\Create\ Picture on head layou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15</text:p>
          </table:table-cell>
          <table:table-cell office:value-type="string">
            <text:p>FuncTest - Picture on head layout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DMS\Sites explorer\Create\ Picture on head layou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15</text:p>
          </table:table-cell>
          <table:table-cell office:value-type="string">
            <text:p>FuncTest - Picture on head layou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s explorer\Create\ Picture on head layou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6</text:p>
          </table:table-cell>
          <table:table-cell table:style-name="ce16" office:value-type="string">
            <text:p>FuncTest - CSS</text:p>
          </table:table-cell>
          <table:table-cell office:value-type="string">
            <text:p>High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s explorer\Create\CSS fi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16</text:p>
          </table:table-cell>
          <table:table-cell table:style-name="ce16" office:value-type="string">
            <text:p>FuncTest - CSS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DMS\Sites explorer\Create\CSS fi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16</text:p>
          </table:table-cell>
          <table:table-cell table:style-name="ce16" office:value-type="string">
            <text:p>FuncTest - CS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s explorer\Create\CSS fil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CREATE_17</text:p>
          </table:table-cell>
          <table:table-cell office:value-type="string">
            <text:p>FuncTest - Link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DMS\Sites explorer\Create\Lin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17</text:p>
          </table:table-cell>
          <table:table-cell office:value-type="string">
            <text:p>FuncTest - Link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DMS\Sites explorer\Create\Lin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CREATE_17</text:p>
          </table:table-cell>
          <table:table-cell office:value-type="string">
            <text:p>FuncTest - 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s explorer\Create\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FEX_CREATE_18</text:p>
          </table:table-cell>
          <table:table-cell table:style-name="ce16" office:value-type="string">
            <text:p>FuncTest - JS file</text:p>
          </table:table-cell>
          <table:table-cell office:value-type="string">
            <text:p>High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DMS\Sites explorer\Create\JS fi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18</text:p>
          </table:table-cell>
          <table:table-cell table:style-name="ce16" office:value-type="string">
            <text:p>FuncTest - JS file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DMS\Sites explorer\Create\JS fi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CREATE_18</text:p>
          </table:table-cell>
          <table:table-cell table:style-name="ce16" office:value-type="string">
            <text:p>FuncTest - JS 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s explorer\Create\JS fi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FEX_INFO_01</text:p>
          </table:table-cell>
          <table:table-cell office:value-type="string">
            <text:p>FuncTest - View referen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View Referenced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INFO_01</text:p>
          </table:table-cell>
          <table:table-cell office:value-type="string">
            <text:p>FuncTest - View referen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View Referenced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INFO_01</text:p>
          </table:table-cell>
          <table:table-cell office:value-type="string">
            <text:p>FuncTest - View reference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DMS\Site Explorer\Infor\View Referenced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INFO_02</text:p>
          </table:table-cell>
          <table:table-cell table:style-name="ce16" office:value-type="string">
            <text:p>FuncTest - View node typ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Infor\View Node typ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INFO_02</text:p>
          </table:table-cell>
          <table:table-cell table:style-name="ce16" office:value-type="string">
            <text:p>FuncTest - View node typ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Infor\View Node typ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INFO_02</text:p>
          </table:table-cell>
          <table:table-cell table:style-name="ce16" office:value-type="string">
            <text:p>FuncTest - View node type</text:p>
          </table:table-cell>
          <table:table-cell office:value-type="string">
            <text:p>Low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DMS\Site Explorer\Infor\View Node typ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FEX_INFO_03</text:p>
          </table:table-cell>
          <table:table-cell office:value-type="string">
            <text:p>FuncTest - Manage Permission</text:p>
          </table:table-cell>
          <table:table-cell table:style-name="Default" office:value-type="string">
            <text:p>High</text:p>
          </table:table-cell>
          <table:table-cell office:value-type="float" office:value="58">
            <text:p>58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DMS\Site Explorer\Infor\ Permiss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INFO_03</text:p>
          </table:table-cell>
          <table:table-cell office:value-type="string">
            <text:p>FuncTest - Manage Permission</text:p>
          </table:table-cell>
          <table:table-cell table:style-name="Default" office:value-type="string">
            <text:p>Medium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string">
            <text:p>DMS\Site Explorer\Infor\ Permiss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INFO_03</text:p>
          </table:table-cell>
          <table:table-cell office:value-type="string">
            <text:p>FuncTest - Manage Permiss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 Permiss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INFO_04</text:p>
          </table:table-cell>
          <table:table-cell table:style-name="ce16" office:value-type="string">
            <text:p>FuncTest - View metadata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Infor\View Metadata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INFO_04</text:p>
          </table:table-cell>
          <table:table-cell table:style-name="ce16" office:value-type="string">
            <text:p>FuncTest - View metadata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Infor\View Metadata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INFO_04</text:p>
          </table:table-cell>
          <table:table-cell table:style-name="ce16" office:value-type="string">
            <text:p>FuncTest - View metadata</text:p>
          </table:table-cell>
          <table:table-cell office:value-type="string">
            <text:p>Low</text:p>
          </table:table-cell>
          <table:table-cell table:style-name="ce17" office:value-type="float" office:value="20">
            <text:p>20</text:p>
          </table:table-cell>
          <table:table-cell table:style-name="ce16" table:number-columns-repeated="5"/>
          <table:table-cell table:style-name="ce16" office:value-type="string">
            <text:p>DMS\Site Explorer\Infor\View Metadata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FEX_INFO_05</text:p>
          </table:table-cell>
          <table:table-cell office:value-type="string">
            <text:p>FuncTest - Manage Au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Auditing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INFO_05</text:p>
          </table:table-cell>
          <table:table-cell office:value-type="string">
            <text:p>FuncTest - Manage Au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Auditing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INFO_05</text:p>
          </table:table-cell>
          <table:table-cell office:value-type="string">
            <text:p>FuncTest - Manage Audit</text:p>
          </table:table-cell>
          <table:table-cell table:style-name="Default" office:value-type="string">
            <text:p>Low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DMS\Site Explorer\Infor\Auditing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INFO_06</text:p>
          </table:table-cell>
          <table:table-cell table:style-name="ce16" office:value-type="string">
            <text:p>FuncTest - Show/Hide rel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Infor\ShowHide Rel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INFO_06</text:p>
          </table:table-cell>
          <table:table-cell table:style-name="ce16" office:value-type="string">
            <text:p>FuncTest - Show/Hide rel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Infor\ShowHide Rel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INFO_06</text:p>
          </table:table-cell>
          <table:table-cell table:style-name="ce16" office:value-type="string">
            <text:p>FuncTest - Show/Hide relation</text:p>
          </table:table-cell>
          <table:table-cell office:value-type="string">
            <text:p>Low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5"/>
          <table:table-cell table:style-name="ce16" office:value-type="string">
            <text:p>DMS\Site Explorer\Infor\ShowHide Rel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FEX_INFO_07</text:p>
          </table:table-cell>
          <table:table-cell office:value-type="string">
            <text:p>FuncTest - Show/Hide JCR like structure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Show Hide JC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INFO_07</text:p>
          </table:table-cell>
          <table:table-cell office:value-type="string">
            <text:p>FuncTest - Show/Hide JCR like structure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Infor\Show Hide JC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INFO_07</text:p>
          </table:table-cell>
          <table:table-cell office:value-type="string">
            <text:p>FuncTest - Show/Hide JCR like structured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DMS\Site Explorer\Infor\Show Hide JC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SEARCH_01</text:p>
          </table:table-cell>
          <table:table-cell table:style-name="ce16" office:value-type="string">
            <text:p>FuncTest - Simp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Search\Simp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SEARCH_01</text:p>
          </table:table-cell>
          <table:table-cell table:style-name="ce16" office:value-type="string">
            <text:p>FuncTest - Simp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Search\Simp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SEARCH_01</text:p>
          </table:table-cell>
          <table:table-cell table:style-name="ce16" office:value-type="string">
            <text:p>FuncTest - Simple</text:p>
          </table:table-cell>
          <table:table-cell office:value-type="string">
            <text:p>Low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DMS\Site Explorer\Search\Simp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FEX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Search\Advanced\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DMS\Site Explorer\Search\Advanced\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FEX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Low</text:p>
          </table:table-cell>
          <table:table-cell office:value-type="float" office:value="96">
            <text:p>96</text:p>
          </table:table-cell>
          <table:table-cell table:number-columns-repeated="5"/>
          <table:table-cell office:value-type="string">
            <text:p>DMS\Site Explorer\Search\Advanced\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FEX_SEARCH_03</text:p>
          </table:table-cell>
          <table:table-cell table:style-name="ce16" office:value-type="string">
            <text:p>FuncTest - Advance search/Manage quer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Search\Advanced\Manage Querie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SEARCH_03</text:p>
          </table:table-cell>
          <table:table-cell table:style-name="ce16" office:value-type="string">
            <text:p>FuncTest - Advance search/Manage quer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DMS\Site Explorer\Search\Advanced\Manage Querie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FEX_SEARCH_03</text:p>
          </table:table-cell>
          <table:table-cell table:style-name="ce16" office:value-type="string">
            <text:p>FuncTest - Advance search/Manage query</text:p>
          </table:table-cell>
          <table:table-cell office:value-type="string">
            <text:p>Low</text:p>
          </table:table-cell>
          <table:table-cell table:style-name="ce17" office:value-type="float" office:value="56">
            <text:p>56</text:p>
          </table:table-cell>
          <table:table-cell table:style-name="ce16" table:number-columns-repeated="5"/>
          <table:table-cell table:style-name="ce16" office:value-type="string">
            <text:p>DMS\Site Explorer\Search\Advanced\Manage Querie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WCM_BF_01</text:p>
          </table:table-cell>
          <table:table-cell office:value-type="string">
            <text:p>FuncTest - Edit bann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Banner-Footer\Banner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BF_01</text:p>
          </table:table-cell>
          <table:table-cell office:value-type="string">
            <text:p>FuncTest - Edit banner</text:p>
          </table:table-cell>
          <table:table-cell table:style-name="Default" office:value-type="string">
            <text:p>Medium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string">
            <text:p>WCM\Banner-Footer\Banner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BF_01</text:p>
          </table:table-cell>
          <table:table-cell office:value-type="string">
            <text:p>FuncTest - Edit bann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Banner-Footer\Banner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WCM_BF_02</text:p>
          </table:table-cell>
          <table:table-cell table:style-name="ce16" office:value-type="string">
            <text:p>FuncTest - Edit foot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Banner-Footer\Footer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BF_02</text:p>
          </table:table-cell>
          <table:table-cell table:style-name="ce16" office:value-type="string">
            <text:p>FuncTest - Edit footer</text:p>
          </table:table-cell>
          <table:table-cell office:value-type="string">
            <text:p>Medium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5"/>
          <table:table-cell table:style-name="ce16" office:value-type="string">
            <text:p>WCM\Banner-Footer\Footer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BF_02</text:p>
          </table:table-cell>
          <table:table-cell table:style-name="ce16" office:value-type="string">
            <text:p>FuncTest - Edit foot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Banner-Footer\Footer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WCM_BF_03</text:p>
          </table:table-cell>
          <table:table-cell office:value-type="string">
            <text:p>FuncTest - Edit home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Banner-Footer\Homepage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BF_03</text:p>
          </table:table-cell>
          <table:table-cell office:value-type="string">
            <text:p>FuncTest - Edit homepage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WCM\Banner-Footer\Homepage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BF_03</text:p>
          </table:table-cell>
          <table:table-cell office:value-type="string">
            <text:p>FuncTest - Edit home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Banner-Footer\Homepag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AT_01</text:p>
          </table:table-cell>
          <table:table-cell table:style-name="ce16" office:value-type="string">
            <text:p>FuncTest - Category Navigation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4"/>
          <table:table-cell table:style-name="ce16" office:value-type="string">
            <text:p>x</text:p>
          </table:table-cell>
          <table:table-cell table:style-name="ce16" office:value-type="string">
            <text:p>WCM\Categories\Category Navig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CAT_01</text:p>
          </table:table-cell>
          <table:table-cell table:style-name="ce16" office:value-type="string">
            <text:p>FuncTest - Category Navigation</text:p>
          </table:table-cell>
          <table:table-cell office:value-type="string">
            <text:p>Medium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5"/>
          <table:table-cell table:style-name="ce16" office:value-type="string">
            <text:p>WCM\Categories\Category Navig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CAT_01</text:p>
          </table:table-cell>
          <table:table-cell table:style-name="ce16" office:value-type="string">
            <text:p>FuncTest - Category Navig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Categories\Category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AT_02</text:p>
          </table:table-cell>
          <table:table-cell office:value-type="string">
            <text:p>FuncTest - PCLV</text:p>
          </table:table-cell>
          <table:table-cell table:style-name="Default" office:value-type="string">
            <text:p>High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WCM\Categories\PCLV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CAT_02</text:p>
          </table:table-cell>
          <table:table-cell office:value-type="string">
            <text:p>FuncTest - PCLV</text:p>
          </table:table-cell>
          <table:table-cell table:style-name="Default" office:value-type="string">
            <text:p>Medium</text:p>
          </table:table-cell>
          <table:table-cell office:value-type="float" office:value="34">
            <text:p>34</text:p>
          </table:table-cell>
          <table:table-cell table:number-columns-repeated="5"/>
          <table:table-cell office:value-type="string">
            <text:p>WCM\Categories\PCLV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CAT_02</text:p>
          </table:table-cell>
          <table:table-cell office:value-type="string">
            <text:p>FuncTest - PCLV</text:p>
          </table:table-cell>
          <table:table-cell table:style-name="Default" office:value-type="string">
            <text:p>Low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WCM\Categories\PCLV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AT_03</text:p>
          </table:table-cell>
          <table:table-cell table:style-name="ce16" office:value-type="string">
            <text:p>FuncTest - Tag</text:p>
          </table:table-cell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4"/>
          <table:table-cell table:style-name="ce16" office:value-type="string">
            <text:p>x</text:p>
          </table:table-cell>
          <table:table-cell table:style-name="ce16" office:value-type="string">
            <text:p>WCM\Categories\Tag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CAT_03</text:p>
          </table:table-cell>
          <table:table-cell table:style-name="ce16" office:value-type="string">
            <text:p>FuncTest - Ta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Categories\Tag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CAT_03</text:p>
          </table:table-cell>
          <table:table-cell table:style-name="ce16" office:value-type="string">
            <text:p>FuncTest - Ta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Categories\Tag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BQ_01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WCM\Viewers\Contents Quer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CBQ_01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Contents Quer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CBQ_01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Contents Quer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LV_01</text:p>
          </table:table-cell>
          <table:table-cell table:style-name="ce16" office:value-type="string">
            <text:p>FuncTest - Add new\Select_Folder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WCM\Viewers\List Content\Add new\Selec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1</text:p>
          </table:table-cell>
          <table:table-cell table:style-name="ce16" office:value-type="string">
            <text:p>FuncTest - Add new\Select_Fold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4"/>
          <table:table-cell table:style-name="ce16" office:value-type="string">
            <text:p>WCM\Viewers\List Content\Add new\Selec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CLV_01</text:p>
          </table:table-cell>
          <table:table-cell table:style-name="ce16" office:value-type="string">
            <text:p>FuncTest - Add new\Select_Fold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/>
          <table:table-cell table:style-name="ce16" table:number-columns-repeated="4"/>
          <table:table-cell table:style-name="ce16" office:value-type="string">
            <text:p>WCM\Viewers\List Content\Add new\Select_Fold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LV_02</text:p>
          </table:table-cell>
          <table:table-cell office:value-type="string">
            <text:p>FuncTest - Add new\Select_Content</text:p>
          </table:table-cell>
          <table:table-cell table:style-name="Default" office:value-type="string">
            <text:p>High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WCM\Viewers\List Content\Add new\Select_Conten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CLV_02</text:p>
          </table:table-cell>
          <table:table-cell office:value-type="string">
            <text:p>FuncTest - Add new\Select_Content</text:p>
          </table:table-cell>
          <table:table-cell table:style-name="Default" office:value-type="string">
            <text:p>Medium</text:p>
          </table:table-cell>
          <table:table-cell office:value-type="float" office:value="47">
            <text:p>47</text:p>
          </table:table-cell>
          <table:table-cell table:number-columns-repeated="5"/>
          <table:table-cell office:value-type="string">
            <text:p>WCM\Viewers\List Content\Add new\Select_Conten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CLV_02</text:p>
          </table:table-cell>
          <table:table-cell office:value-type="string">
            <text:p>FuncTest - Add new\Select_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Add new\Select_Conten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WCM_CLV_03</text:p>
          </table:table-cell>
          <table:table-cell table:style-name="ce16" office:value-type="string">
            <text:p>Func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List Content\Setting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CLV_03</text:p>
          </table:table-cell>
          <table:table-cell table:style-name="ce16" office:value-type="string">
            <text:p>FuncTest - Setting</text:p>
          </table:table-cell>
          <table:table-cell office:value-type="string">
            <text:p>Medium</text:p>
          </table:table-cell>
          <table:table-cell table:style-name="ce17" office:value-type="float" office:value="39">
            <text:p>39</text:p>
          </table:table-cell>
          <table:table-cell table:style-name="ce16" table:number-columns-repeated="5"/>
          <table:table-cell table:style-name="ce16" office:value-type="string">
            <text:p>WCM\Viewers\List Content\Setting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CLV_03</text:p>
          </table:table-cell>
          <table:table-cell table:style-name="ce16" office:value-type="string">
            <text:p>Func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List Content\Sett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LV_04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WCM\Viewers\List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CLV_04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Medium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WCM\Viewers\List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CLV_04</text:p>
          </table:table-cell>
          <table:table-cell office:value-type="string">
            <text:p>FuncTest - Other check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CLV_05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WCM\Viewers\List content\Edit Ic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CLV_05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List content\Edit Ic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CLV_05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List content\Edit Ic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CLV_0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WCM\Viewers\List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CLV_0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CLV_0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List content\Publish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FORM_01</text:p>
          </table:table-cell>
          <table:table-cell table:style-name="ce16" office:value-type="string">
            <text:p>FuncTest - Add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WCM\Form Generato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FORM_01</text:p>
          </table:table-cell>
          <table:table-cell table:style-name="ce16" office:value-type="string">
            <text:p>FuncTest - Add</text:p>
          </table:table-cell>
          <table:table-cell office:value-type="string">
            <text:p>Medium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WCM\Form Generato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FORM_01</text:p>
          </table:table-cell>
          <table:table-cell table:style-name="ce16" office:value-type="string">
            <text:p>FuncTest - Add</text:p>
          </table:table-cell>
          <table:table-cell office:value-type="string">
            <text:p>Low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5"/>
          <table:table-cell table:style-name="ce16" office:value-type="string">
            <text:p>WCM\Form Generato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WCM_FORM_02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FCC portle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FORM_02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27">
            <text:p>27</text:p>
          </table:table-cell>
          <table:table-cell table:number-columns-repeated="5"/>
          <table:table-cell office:value-type="string">
            <text:p>WCM\FCC portle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FORM_02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FCC portl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MICS_01.001</text:p>
          </table:table-cell>
          <table:table-cell table:style-name="ce16" office:value-type="string">
            <text:p>FuncTest - Other checks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4"/>
          <table:table-cell table:style-name="ce16" office:value-type="string">
            <text:p>x</text:p>
          </table:table-cell>
          <table:table-cell table:style-name="ce16" office:value-type="string">
            <text:p>WCM\Site Admin Toolbar\Edit Mod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MICS_01.001</text:p>
          </table:table-cell>
          <table:table-cell table:style-name="ce16" office:value-type="string">
            <text:p>FuncTest - Other check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ite Admin Toolbar\Edit Mod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MICS_01.001</text:p>
          </table:table-cell>
          <table:table-cell table:style-name="ce16" office:value-type="string">
            <text:p>FuncTest - Other check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ite Admin Toolbar\Edit Mod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NEWS_01</text:p>
          </table:table-cell>
          <table:table-cell office:value-type="string">
            <text:p>FuncTest - Newsletter Viewer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WCM\Newsletter\View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NEWS_01</text:p>
          </table:table-cell>
          <table:table-cell office:value-type="string">
            <text:p>FuncTest - Newsletter Viewer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WCM\Newsletter\View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NEWS_01</text:p>
          </table:table-cell>
          <table:table-cell office:value-type="string">
            <text:p>FuncTest - Newsletter Vie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Newsletter\Vie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NEWS_02</text:p>
          </table:table-cell>
          <table:table-cell table:style-name="ce16" office:value-type="string">
            <text:p>FuncTest - Category </text:p>
          </table:table-cell>
          <table:table-cell office:value-type="string">
            <text:p>High</text:p>
          </table:table-cell>
          <table:table-cell table:style-name="ce17" office:value-type="float" office:value="19">
            <text:p>19</text:p>
          </table:table-cell>
          <table:table-cell table:style-name="ce16" table:number-columns-repeated="4"/>
          <table:table-cell table:style-name="ce16" office:value-type="string">
            <text:p>x</text:p>
          </table:table-cell>
          <table:table-cell table:style-name="ce16" office:value-type="string">
            <text:p>WCM\Newsletter\Management\Category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NEWS_02</text:p>
          </table:table-cell>
          <table:table-cell table:style-name="ce16" office:value-type="string">
            <text:p>FuncTest - Category </text:p>
          </table:table-cell>
          <table:table-cell office:value-type="string">
            <text:p>Medium</text:p>
          </table:table-cell>
          <table:table-cell table:style-name="ce17" office:value-type="float" office:value="36">
            <text:p>36</text:p>
          </table:table-cell>
          <table:table-cell table:style-name="ce16" table:number-columns-repeated="5"/>
          <table:table-cell table:style-name="ce16" office:value-type="string">
            <text:p>WCM\Newsletter\Management\Category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NEWS_02</text:p>
          </table:table-cell>
          <table:table-cell table:style-name="ce16" office:value-type="string">
            <text:p>FuncTest - Category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Newsletter\Management\Categor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NEWS_03</text:p>
          </table:table-cell>
          <table:table-cell office:value-type="string">
            <text:p>FuncTest - Subscription</text:p>
          </table:table-cell>
          <table:table-cell table:style-name="Default" office:value-type="string">
            <text:p>High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WCM\Newsletter\Management 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NEWS_03</text:p>
          </table:table-cell>
          <table:table-cell office:value-type="string">
            <text:p>FuncTest - Subscription</text:p>
          </table:table-cell>
          <table:table-cell table:style-name="Default" office:value-type="string">
            <text:p>Medium</text:p>
          </table:table-cell>
          <table:table-cell office:value-type="float" office:value="31">
            <text:p>31</text:p>
          </table:table-cell>
          <table:table-cell table:number-columns-repeated="5"/>
          <table:table-cell office:value-type="string">
            <text:p>WCM\Newsletter\Management 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NEWS_03</text:p>
          </table:table-cell>
          <table:table-cell office:value-type="string">
            <text:p>FuncTest - Subscrip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Newsletter\Management Subscrip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NEWS_04</text:p>
          </table:table-cell>
          <table:table-cell table:style-name="ce16" office:value-type="string">
            <text:p>FuncTest - Newsletter </text:p>
          </table:table-cell>
          <table:table-cell office:value-type="string">
            <text:p>High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4"/>
          <table:table-cell table:style-name="ce16" office:value-type="string">
            <text:p>x</text:p>
          </table:table-cell>
          <table:table-cell table:style-name="ce16" office:value-type="string">
            <text:p>WCM\Newsletter\Management New Lett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NEWS_04</text:p>
          </table:table-cell>
          <table:table-cell table:style-name="ce16" office:value-type="string">
            <text:p>FuncTest - Newsletter </text:p>
          </table:table-cell>
          <table:table-cell office:value-type="string">
            <text:p>Medium</text:p>
          </table:table-cell>
          <table:table-cell table:style-name="ce17" office:value-type="float" office:value="47">
            <text:p>47</text:p>
          </table:table-cell>
          <table:table-cell table:style-name="ce16" table:number-columns-repeated="5"/>
          <table:table-cell table:style-name="ce16" office:value-type="string">
            <text:p>WCM\Newsletter\Management New Lett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NEWS_04</text:p>
          </table:table-cell>
          <table:table-cell table:style-name="ce16" office:value-type="string">
            <text:p>FuncTest - Newsletter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Newsletter\Management New Lett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NEWS_05</text:p>
          </table:table-cell>
          <table:table-cell office:value-type="string">
            <text:p>FuncTest - Administration</text:p>
          </table:table-cell>
          <table:table-cell table:style-name="Default" office:value-type="string">
            <text:p>High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WCM\Newsletter\Management\Administrat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NEWS_05</text:p>
          </table:table-cell>
          <table:table-cell office:value-type="string">
            <text:p>FuncTest - Administration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WCM\Newsletter\Management\Administrat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NEWS_05</text:p>
          </table:table-cell>
          <table:table-cell office:value-type="string">
            <text:p>FuncTest - Administration</text:p>
          </table:table-cell>
          <table:table-cell table:style-name="Default" office:value-type="string">
            <text:p>Low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WCM\Newsletter\Management\Administrat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CV_01</text:p>
          </table:table-cell>
          <table:table-cell table:style-name="ce16" office:value-type="string">
            <text:p>FuncTest - Add</text:p>
          </table:table-cell>
          <table:table-cell office:value-type="string">
            <text:p>High</text:p>
          </table:table-cell>
          <table:table-cell table:style-name="ce17" office:value-type="float" office:value="23">
            <text:p>23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CM\Viewers\Single content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1</text:p>
          </table:table-cell>
          <table:table-cell table:style-name="ce16" office:value-type="string">
            <text:p>FuncTest - Add</text:p>
          </table:table-cell>
          <table:table-cell office:value-type="string">
            <text:p>Medium</text:p>
          </table:table-cell>
          <table:table-cell table:style-name="ce17" office:value-type="float" office:value="49">
            <text:p>49</text:p>
          </table:table-cell>
          <table:table-cell table:style-name="ce16" table:number-columns-repeated="5"/>
          <table:table-cell table:style-name="ce16" office:value-type="string">
            <text:p>WCM\Viewers\Single content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table:style-name="ce16" office:value-type="string">
            <text:p>FNC_ECMS_WCM_SCV_01</text:p>
          </table:table-cell>
          <table:table-cell table:style-name="ce16" office:value-type="string">
            <text:p>Func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Single content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SCV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Single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CV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Medium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string">
            <text:p>WCM\Viewers\Single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office:value-type="string">
            <text:p>FNC_ECMS_WCM_SCV_02</text:p>
          </table:table-cell>
          <table:table-cell office:value-type="string">
            <text:p>FuncTest - Setting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Single content\Setting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CV_03</text:p>
          </table:table-cell>
          <table:table-cell table:style-name="ce16" office:value-type="string">
            <text:p>FuncTest - Other checks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CM\Viewers\Single content\Oth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SCV_03</text:p>
          </table:table-cell>
          <table:table-cell table:style-name="ce16" office:value-type="string">
            <text:p>FuncTest - Other check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Single content\Oth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SCV_03</text:p>
          </table:table-cell>
          <table:table-cell table:style-name="ce16" office:value-type="string">
            <text:p>FuncTest - Other check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Single content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SCV_0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WCM\Viewers\Single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SCV_0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Single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SCV_0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Viewers\Single content\Edit Ic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CV_05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CM\Viewers\Single content\Publish Ic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SCV_05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Single content\Publish Ic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SCV_05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Viewers\Single content\Publish Ic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WCM_SEARCH_01</text:p>
          </table:table-cell>
          <table:table-cell office:value-type="string">
            <text:p>FuncTest - Pag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arch\Pag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SEARCH_01</text:p>
          </table:table-cell>
          <table:table-cell office:value-type="string">
            <text:p>FuncTest - Page</text:p>
          </table:table-cell>
          <table:table-cell table:style-name="Default" office:value-type="string">
            <text:p>Medium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WCM\Search\Pag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SEARCH_01</text:p>
          </table:table-cell>
          <table:table-cell office:value-type="string">
            <text:p>FuncTest -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arch\Pag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WCM_SEARCH_02</text:p>
          </table:table-cell>
          <table:table-cell table:style-name="ce16" office:value-type="string">
            <text:p>FuncTest - Setting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earch\Setting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SEARCH_02</text:p>
          </table:table-cell>
          <table:table-cell table:style-name="ce16" office:value-type="string">
            <text:p>FuncTest - Setting</text:p>
          </table:table-cell>
          <table:table-cell office:value-type="string">
            <text:p>Medium</text:p>
          </table:table-cell>
          <table:table-cell table:style-name="ce17" office:value-type="float" office:value="18">
            <text:p>18</text:p>
          </table:table-cell>
          <table:table-cell table:style-name="ce16" table:number-columns-repeated="5"/>
          <table:table-cell table:style-name="ce16" office:value-type="string">
            <text:p>WCM\Search\Setting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SEARCH_02</text:p>
          </table:table-cell>
          <table:table-cell table:style-name="ce16" office:value-type="string">
            <text:p>FuncTest - Sett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earch\Setting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ECMS_WCM_SEARCH_03</text:p>
          </table:table-cell>
          <table:table-cell office:value-type="string">
            <text:p>FuncTest - Textbox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arch\Textbox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SEARCH_03</text:p>
          </table:table-cell>
          <table:table-cell office:value-type="string">
            <text:p>FuncTest - Textbox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WCM\Search\Textbox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SEARCH_03</text:p>
          </table:table-cell>
          <table:table-cell office:value-type="string">
            <text:p>FuncTest - Textbox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arch\Textbox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EO_01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WCM\SEO\Appearanc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SEO_01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EO\Appearanc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SEO_01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EO\Appearan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CM_SEO_02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37">
            <text:p>37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WCM\SEO\Metadata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SEO_02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O\Metadata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CM_SEO_02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WCM\SEO\Metadata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CM_SEO_03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WCM\SEO\Site Map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SEO_03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EO\Site Map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CM_SEO_03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WCM\SEO\Site Map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KF_ADM_01</text:p>
          </table:table-cell>
          <table:table-cell office:value-type="string">
            <text:p>FuncTest - View 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ECM Administration\ Business process administrator \View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ADM_01</text:p>
          </table:table-cell>
          <table:table-cell office:value-type="string">
            <text:p>FuncTest - View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 Administration\ Business process administrator \View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ADM_01</text:p>
          </table:table-cell>
          <table:table-cell office:value-type="string">
            <text:p>FuncTest - View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 Administration\ Business process administrator \Vie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KF_ADM_02</text:p>
          </table:table-cell>
          <table:table-cell table:style-name="ce16" office:value-type="string">
            <text:p>FuncTest - Upload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ECM Administration\ Business process administrator \Uploa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ADM_02</text:p>
          </table:table-cell>
          <table:table-cell table:style-name="ce16" office:value-type="string">
            <text:p>FuncTest - Uploa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 Administration\ Business process administrator \Uploa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ADM_02</text:p>
          </table:table-cell>
          <table:table-cell table:style-name="ce16" office:value-type="string">
            <text:p>FuncTest - Uploa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ECM Administration\ Business process administrator \Uploa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KF_ADM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14">
            <text:p>14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ECM Administration\ Business process administrator\Dele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ADM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 Administration\ Business process administrator\Dele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ADM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ECM Administration\ Business process administrator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KF_HOL_01</text:p>
          </table:table-cell>
          <table:table-cell table:style-name="ce16" office:value-type="string">
            <text:p>FuncTest - Show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Content Management\ Business Process Center\ Holiday Process\Show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HOL_01</text:p>
          </table:table-cell>
          <table:table-cell table:style-name="ce16" office:value-type="string">
            <text:p>FuncTest - Show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Content Management\ Business Process Center\ Holiday Process\Show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HOL_01</text:p>
          </table:table-cell>
          <table:table-cell table:style-name="ce16" office:value-type="string">
            <text:p>FuncTest - Sho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Content Management\ Business Process Center\ Holiday Process\Sho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KF_HOL_02</text:p>
          </table:table-cell>
          <table:table-cell office:value-type="string">
            <text:p>FuncTest - Create</text:p>
          </table:table-cell>
          <table:table-cell table:style-name="Default" office:value-type="string">
            <text:p>High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Content Management\ Business Process Center\ Holiday Process\Cre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HOL_02</text:p>
          </table:table-cell>
          <table:table-cell office:value-type="string">
            <text:p>FuncTest - Crea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\ Business Process Center\ Holiday Process\Cre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HOL_02</text:p>
          </table:table-cell>
          <table:table-cell office:value-type="string">
            <text:p>FuncTest - Cre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\ Business Process Center\ Holiday Process\Crea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KF_HOL_03</text:p>
          </table:table-cell>
          <table:table-cell table:style-name="ce16" office:value-type="string">
            <text:p>FuncTest - Approve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Content Management\ Business Process Center\ Holiday Process\Approv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HOL_03</text:p>
          </table:table-cell>
          <table:table-cell table:style-name="ce16" office:value-type="string">
            <text:p>FuncTest - Appro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Content Management\ Business Process Center\ Holiday Process\Approv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HOL_03</text:p>
          </table:table-cell>
          <table:table-cell table:style-name="ce16" office:value-type="string">
            <text:p>FuncTest - Approv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Content Management\ Business Process Center\ Holiday Process\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KF_HOL_04</text:p>
          </table:table-cell>
          <table:table-cell office:value-type="string">
            <text:p>FuncTest - Disapprove</text:p>
          </table:table-cell>
          <table:table-cell table:style-name="Default" office:value-type="string">
            <text:p>High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Content Management\ Business Process Center\ Holiday Process\Disapprov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HOL_04</text:p>
          </table:table-cell>
          <table:table-cell office:value-type="string">
            <text:p>FuncTest - Disapprove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Content Management\ Business Process Center\ Holiday Process\Disapprov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HOL_04</text:p>
          </table:table-cell>
          <table:table-cell office:value-type="string">
            <text:p>FuncTest - Disappr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\ Business Process Center\ Holiday Process\Disapprov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WKF_HOL_05</text:p>
          </table:table-cell>
          <table:table-cell table:style-name="ce16" office:value-type="string">
            <text:p>FuncTest - Oth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Content Management\ Business Process Center\ Holiday Process\Oth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HOL_05</text:p>
          </table:table-cell>
          <table:table-cell table:style-name="ce16" office:value-type="string">
            <text:p>FuncTest - Other</text:p>
          </table:table-cell>
          <table:table-cell office:value-type="string">
            <text:p>Medium</text:p>
          </table:table-cell>
          <table:table-cell table:style-name="ce17" office:value-type="float" office:value="13">
            <text:p>13</text:p>
          </table:table-cell>
          <table:table-cell table:style-name="ce16" table:number-columns-repeated="5"/>
          <table:table-cell table:style-name="ce16" office:value-type="string">
            <text:p>Content Management\ Business Process Center\ Holiday Process\Oth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HOL_05</text:p>
          </table:table-cell>
          <table:table-cell table:style-name="ce16" office:value-type="string">
            <text:p>FuncTest - Oth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Content Management\ Business Process Center\ Holiday Process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KF_PAY_01</text:p>
          </table:table-cell>
          <table:table-cell office:value-type="string">
            <text:p>FuncTest - Show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x</text:p>
          </table:table-cell>
          <table:table-cell office:value-type="string">
            <text:p>Content Management\ Business Process Center \ Pay Raise Process\Show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PAY_01</text:p>
          </table:table-cell>
          <table:table-cell office:value-type="string">
            <text:p>FuncTest - Show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\ Business Process Center \ Pay Raise Process\Show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PAY_01</text:p>
          </table:table-cell>
          <table:table-cell office:value-type="string">
            <text:p>FuncTest - Sho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\ Business Process Center \ Pay Raise Process\Show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KF_PAY_02</text:p>
          </table:table-cell>
          <table:table-cell table:style-name="ce16" office:value-type="string">
            <text:p>FuncTest - Create</text:p>
          </table:table-cell>
          <table:table-cell office:value-type="string">
            <text:p>High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Content Management\ Business Process Center \ Pay Raise Process\Crea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PAY_02</text:p>
          </table:table-cell>
          <table:table-cell table:style-name="ce16" office:value-type="string">
            <text:p>FuncTest - Crea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Content Management\ Business Process Center \ Pay Raise Process\Crea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PAY_02</text:p>
          </table:table-cell>
          <table:table-cell table:style-name="ce16" office:value-type="string">
            <text:p>FuncTest - Crea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Content Management\ Business Process Center \ Pay Raise Process\Crea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KF_PAY_03</text:p>
          </table:table-cell>
          <table:table-cell office:value-type="string">
            <text:p>FuncTest - Grand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Content Management\ Business Process Center \ Pay Raise Proces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PAY_03</text:p>
          </table:table-cell>
          <table:table-cell office:value-type="string">
            <text:p>FuncTest - Grand</text:p>
          </table:table-cell>
          <table:table-cell table:style-name="Default" office:value-type="string">
            <text:p>Medium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Content Management\ Business Process Center \ Pay Raise Proces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PAY_03</text:p>
          </table:table-cell>
          <table:table-cell office:value-type="string">
            <text:p>FuncTest - Grand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Content Management\ Business Process Center \ Pay Raise Proces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KF_PUB_01</text:p>
          </table:table-cell>
          <table:table-cell table:style-name="ce16" office:value-type="string">
            <text:p>FuncTest - View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Content Management \ Business Process Center \ Publishing Process\View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PUB_01</text:p>
          </table:table-cell>
          <table:table-cell table:style-name="ce16" office:value-type="string">
            <text:p>FuncTest - View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Content Management \ Business Process Center \ Publishing Process\View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PUB_01</text:p>
          </table:table-cell>
          <table:table-cell table:style-name="ce16" office:value-type="string">
            <text:p>FuncTest - Vie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Content Management \ Business Process Center \ Publishing Process\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KF_PUB_02</text:p>
          </table:table-cell>
          <table:table-cell office:value-type="string">
            <text:p>FuncTest - Approve</text:p>
          </table:table-cell>
          <table:table-cell table:style-name="Default" office:value-type="string">
            <text:p>High</text:p>
          </table:table-cell>
          <table:table-cell office:value-type="float" office:value="24">
            <text:p>24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Content Management \ Business Process Center \ Publishing Process\Approv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PUB_02</text:p>
          </table:table-cell>
          <table:table-cell office:value-type="string">
            <text:p>FuncTest - Approv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 \ Business Process Center \ Publishing Process\Approv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PUB_02</text:p>
          </table:table-cell>
          <table:table-cell office:value-type="string">
            <text:p>FuncTest - Appr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 \ Business Process Center \ Publishing Process\Appro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ECMS_WKF_PUB_03</text:p>
          </table:table-cell>
          <table:table-cell table:style-name="ce16" office:value-type="string">
            <text:p>FuncTest - Disapprove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Content Management \ Business Process Center \ Publishing Process\Disapprov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PUB_03</text:p>
          </table:table-cell>
          <table:table-cell table:style-name="ce16" office:value-type="string">
            <text:p>FuncTest - Disapprove</text:p>
          </table:table-cell>
          <table:table-cell office:value-type="string">
            <text:p>Medium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5"/>
          <table:table-cell table:style-name="ce16" office:value-type="string">
            <text:p>Content Management \ Business Process Center \ Publishing Process\Disapprov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PUB_03</text:p>
          </table:table-cell>
          <table:table-cell table:style-name="ce16" office:value-type="string">
            <text:p>FuncTest - Disapprov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Content Management \ Business Process Center \ Publishing Process\Disappr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ECMS_WKF_PUB_04</text:p>
          </table:table-cell>
          <table:table-cell office:value-type="string">
            <text:p>FuncTest - Delegate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Content Management \ Business Process Center \ Publishing Process\Deleg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PUB_04</text:p>
          </table:table-cell>
          <table:table-cell office:value-type="string">
            <text:p>FuncTest - Delegate</text:p>
          </table:table-cell>
          <table:table-cell table:style-name="Default" office:value-type="string">
            <text:p>Medium</text:p>
          </table:table-cell>
          <table:table-cell office:value-type="float" office:value="27">
            <text:p>27</text:p>
          </table:table-cell>
          <table:table-cell table:number-columns-repeated="5"/>
          <table:table-cell office:value-type="string">
            <text:p>Content Management \ Business Process Center \ Publishing Process\Deleg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ECMS_WKF_PUB_04</text:p>
          </table:table-cell>
          <table:table-cell office:value-type="string">
            <text:p>FuncTest - Delega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Content Management \ Business Process Center \ Publishing Process\Deleg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ECMS_WKF_PUB_05</text:p>
          </table:table-cell>
          <table:table-cell table:style-name="ce16" office:value-type="string">
            <text:p>FuncTest - Oth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Content Management \ Business Process Center \ Publishing Process\Oth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PUB_05</text:p>
          </table:table-cell>
          <table:table-cell table:style-name="ce16" office:value-type="string">
            <text:p>FuncTest - Other</text:p>
          </table:table-cell>
          <table:table-cell office:value-type="string">
            <text:p>Medium</text:p>
          </table:table-cell>
          <table:table-cell table:style-name="ce17" office:value-type="float" office:value="14">
            <text:p>14</text:p>
          </table:table-cell>
          <table:table-cell table:style-name="ce16" table:number-columns-repeated="5"/>
          <table:table-cell table:style-name="ce16" office:value-type="string">
            <text:p>Content Management \ Business Process Center \ Publishing Process\Oth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ECMS_WKF_PUB_05</text:p>
          </table:table-cell>
          <table:table-cell table:style-name="ce16" office:value-type="string">
            <text:p>FuncTest - Oth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Content Management \ Business Process Center \ Publishing Process\Other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Medium</text:p>
          </table:table-cell>
          <table:table-cell office:value-type="float" office:value="42">
            <text:p>42</text:p>
          </table:table-cell>
          <table:table-cell table:number-columns-repeated="5"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APS_36</text:p>
          </table:table-cell>
          <table:table-cell office:value-type="string">
            <text:p>FuncTest - Display mo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Answers Portlet Settings\Display mod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APS_37</text:p>
          </table:table-cell>
          <table:table-cell table:style-name="ce16" office:value-type="string">
            <text:p>FuncTest - Email notification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Answers Portlet Settings\Email Notification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APS_37</text:p>
          </table:table-cell>
          <table:table-cell table:style-name="ce16" office:value-type="string">
            <text:p>FuncTest - Email notifications</text:p>
          </table:table-cell>
          <table:table-cell office:value-type="string">
            <text:p>Medium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5"/>
          <table:table-cell table:style-name="ce16" office:value-type="string">
            <text:p>KS\Answers\Answers Portlet Settings\Email Notification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APS_37</text:p>
          </table:table-cell>
          <table:table-cell table:style-name="ce16" office:value-type="string">
            <text:p>FuncTest - Email notification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Answers Portlet Settings\Email Notification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number-columns-repeated="5"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APS_38</text:p>
          </table:table-cell>
          <table:table-cell office:value-type="string">
            <text:p>FuncTest - Discuss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Answers Portlet Settings\Discussion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APS_39</text:p>
          </table:table-cell>
          <table:table-cell table:style-name="ce16" office:value-type="string">
            <text:p>FuncTest - Category scoping</text:p>
          </table:table-cell>
          <table:table-cell office:value-type="string">
            <text:p>High</text:p>
          </table:table-cell>
          <table:table-cell table:style-name="ce17" office:value-type="float" office:value="8">
            <text:p>8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KS\Answers\Answers Portlet Settings\Category scoping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APS_39</text:p>
          </table:table-cell>
          <table:table-cell table:style-name="ce16" office:value-type="string">
            <text:p>FuncTest - Category scoping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Answers Portlet Settings\Category scoping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APS_39</text:p>
          </table:table-cell>
          <table:table-cell table:style-name="ce16" office:value-type="string">
            <text:p>FuncTest - Category scoping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Answers Portlet Settings\Category scoping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High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BBC_35</text:p>
          </table:table-cell>
          <table:table-cell office:value-type="string">
            <text:p>FuncTest - BBCode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/Answers/BBC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CAT_01</text:p>
          </table:table-cell>
          <table:table-cell table:style-name="ce16" office:value-type="string">
            <text:p>FuncTest - Add</text:p>
          </table:table-cell>
          <table:table-cell office:value-type="string">
            <text:p>High</text:p>
          </table:table-cell>
          <table:table-cell table:style-name="ce17" office:value-type="float" office:value="28">
            <text:p>28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KS\Answers\Category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CAT_01</text:p>
          </table:table-cell>
          <table:table-cell table:style-name="ce16" office:value-type="string">
            <text:p>FuncTest - Add</text:p>
          </table:table-cell>
          <table:table-cell office:value-type="string">
            <text:p>Medium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5"/>
          <table:table-cell table:style-name="ce16" office:value-type="string">
            <text:p>KS\Answers\Category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CAT_01</text:p>
          </table:table-cell>
          <table:table-cell table:style-name="ce16" office:value-type="string">
            <text:p>FuncTest - Ad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CAT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KS\Answers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CAT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CAT_04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ov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CAT_05_01</text:p>
          </table:table-cell>
          <table:table-cell table:style-name="ce16" office:value-type="string">
            <text:p>FuncTest - Add wat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Wat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CAT_05_01</text:p>
          </table:table-cell>
          <table:table-cell table:style-name="ce16" office:value-type="string">
            <text:p>FuncTest - Add watch</text:p>
          </table:table-cell>
          <table:table-cell office:value-type="string">
            <text:p>Medium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KS\Answers\Category\Wat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CAT_05_01</text:p>
          </table:table-cell>
          <table:table-cell table:style-name="ce16" office:value-type="string">
            <text:p>FuncTest - Add wat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Wat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CAT_05_02</text:p>
          </table:table-cell>
          <table:table-cell office:value-type="string">
            <text:p>FuncTest - Un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UnWat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CAT_05_03</text:p>
          </table:table-cell>
          <table:table-cell table:style-name="ce16" office:value-type="string">
            <text:p>FuncTest - Apply wat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Add Wat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CAT_05_03</text:p>
          </table:table-cell>
          <table:table-cell table:style-name="ce16" office:value-type="string">
            <text:p>FuncTest - Apply watch</text:p>
          </table:table-cell>
          <table:table-cell office:value-type="string">
            <text:p>Medium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5"/>
          <table:table-cell table:style-name="ce16" office:value-type="string">
            <text:p>KS\Answers\Category\Add Wat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CAT_05_03</text:p>
          </table:table-cell>
          <table:table-cell table:style-name="ce16" office:value-type="string">
            <text:p>FuncTest - Apply wat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Add Wat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CAT_06_01</text:p>
          </table:table-cell>
          <table:table-cell office:value-type="string">
            <text:p>FuncTest - Manage Watch\Link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anage Watch\Lin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CAT_06_02</text:p>
          </table:table-cell>
          <table:table-cell table:style-name="ce16" office:value-type="string">
            <text:p>FuncTest - Manage Watch\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Manage Watch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CAT_06_02</text:p>
          </table:table-cell>
          <table:table-cell table:style-name="ce16" office:value-type="string">
            <text:p>FuncTest - Manage Watch\Edit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KS\Answers\Category\Manage Watch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CAT_06_02</text:p>
          </table:table-cell>
          <table:table-cell table:style-name="ce16" office:value-type="string">
            <text:p>FuncTest - Manage Watch\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Manage Watch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CAT_06_03</text:p>
          </table:table-cell>
          <table:table-cell office:value-type="string">
            <text:p>FuncTest - Manage Watch\Re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Category\Manage Watch\Remov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CAT_07</text:p>
          </table:table-cell>
          <table:table-cell table:style-name="ce16" office:value-type="string">
            <text:p>FuncTest - Pri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Pri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CAT_07</text:p>
          </table:table-cell>
          <table:table-cell table:style-name="ce16" office:value-type="string">
            <text:p>FuncTest - Print</text:p>
          </table:table-cell>
          <table:table-cell office:value-type="string">
            <text:p>Medium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KS\Answers\Category\Pri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CAT_07</text:p>
          </table:table-cell>
          <table:table-cell table:style-name="ce16" office:value-type="string">
            <text:p>FuncTest - Pri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Category\Pri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IEP_28</text:p>
          </table:table-cell>
          <table:table-cell office:value-type="string">
            <text:p>FuncTest - Export</text:p>
          </table:table-cell>
          <table:table-cell table:style-name="Default" office:value-type="string">
            <text:p>Low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KS\Answers\Export Import\Expor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IEP_29</text:p>
          </table:table-cell>
          <table:table-cell table:style-name="ce16" office:value-type="string">
            <text:p>FuncTest - Impor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Export Import\Impor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IEP_29</text:p>
          </table:table-cell>
          <table:table-cell table:style-name="ce16" office:value-type="string">
            <text:p>FuncTest - Impor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Export Import\Impor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IEP_29</text:p>
          </table:table-cell>
          <table:table-cell table:style-name="ce16" office:value-type="string">
            <text:p>FuncTest - Import</text:p>
          </table:table-cell>
          <table:table-cell office:value-type="string">
            <text:p>Low</text:p>
          </table:table-cell>
          <table:table-cell table:style-name="ce17" office:value-type="float" office:value="32">
            <text:p>32</text:p>
          </table:table-cell>
          <table:table-cell table:style-name="ce16" table:number-columns-repeated="5"/>
          <table:table-cell table:style-name="ce16" office:value-type="string">
            <text:p>KS\Answers\Export Import\Impor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MNQ_20</text:p>
          </table:table-cell>
          <table:table-cell office:value-type="string">
            <text:p>FuncTest -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s Management\Lis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MNQ_21</text:p>
          </table:table-cell>
          <table:table-cell table:style-name="ce16" office:value-type="string">
            <text:p>FuncTest - Edit question</text:p>
          </table:table-cell>
          <table:table-cell office:value-type="string">
            <text:p>High</text:p>
          </table:table-cell>
          <table:table-cell table:style-name="ce17" office:value-type="float" office:value="16">
            <text:p>16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Answers\Questions Management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MNQ_21</text:p>
          </table:table-cell>
          <table:table-cell table:style-name="ce16" office:value-type="string">
            <text:p>FuncTest - Edit ques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s Management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MNQ_21</text:p>
          </table:table-cell>
          <table:table-cell table:style-name="ce16" office:value-type="string">
            <text:p>FuncTest - Edit ques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s Management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MNQ_22</text:p>
          </table:table-cell>
          <table:table-cell office:value-type="string">
            <text:p>FuncTest - Answ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s Management\Answ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MNQ_2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Answers\Questions Management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MNQ_2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s Management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MNQ_2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s Management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OAT_30</text:p>
          </table:table-cell>
          <table:table-cell office:value-type="string">
            <text:p>FuncTest - Custom view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Custom view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OAT_31</text:p>
          </table:table-cell>
          <table:table-cell table:style-name="ce16" office:value-type="string">
            <text:p>FuncTest - Election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Other Actions\Election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OAT_31</text:p>
          </table:table-cell>
          <table:table-cell table:style-name="ce16" office:value-type="string">
            <text:p>FuncTest - Elections</text:p>
          </table:table-cell>
          <table:table-cell office:value-type="string">
            <text:p>Medium</text:p>
          </table:table-cell>
          <table:table-cell table:style-name="ce17" office:value-type="float" office:value="19">
            <text:p>19</text:p>
          </table:table-cell>
          <table:table-cell table:style-name="ce16" table:number-columns-repeated="5"/>
          <table:table-cell table:style-name="ce16" office:value-type="string">
            <text:p>KS\Answers\Other Actions\Election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OAT_31</text:p>
          </table:table-cell>
          <table:table-cell table:style-name="ce16" office:value-type="string">
            <text:p>FuncTest - Elections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Other Actions\Election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OAT_32</text:p>
          </table:table-cell>
          <table:table-cell office:value-type="string">
            <text:p>FuncTest - RSS feed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RS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OAT_33</text:p>
          </table:table-cell>
          <table:table-cell table:style-name="ce16" office:value-type="string">
            <text:p>FuncTest - View user profil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Other Actions\User Profi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OAT_33</text:p>
          </table:table-cell>
          <table:table-cell table:style-name="ce16" office:value-type="string">
            <text:p>FuncTest - View user profile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KS\Answers\Other Actions\User Profi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OAT_33</text:p>
          </table:table-cell>
          <table:table-cell table:style-name="ce16" office:value-type="string">
            <text:p>FuncTest - View user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Other Actions\User Profi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Medium</text:p>
          </table:table-cell>
          <table:table-cell office:value-type="float" office:value="41">
            <text:p>41</text:p>
          </table:table-cell>
          <table:table-cell table:number-columns-repeated="5"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OAT_34</text:p>
          </table:table-cell>
          <table:table-cell office:value-type="string">
            <text:p>FuncTest - Discuss foru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Other Actions\Discuss in Forum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PMS_27</text:p>
          </table:table-cell>
          <table:table-cell table:style-name="ce16" office:value-type="string">
            <text:p>FuncTest - User Permiss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Permiss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PMS_27</text:p>
          </table:table-cell>
          <table:table-cell table:style-name="ce16" office:value-type="string">
            <text:p>FuncTest - User Permission</text:p>
          </table:table-cell>
          <table:table-cell office:value-type="string">
            <text:p>Medium</text:p>
          </table:table-cell>
          <table:table-cell table:style-name="ce17" office:value-type="float" office:value="24">
            <text:p>24</text:p>
          </table:table-cell>
          <table:table-cell table:style-name="ce16" table:number-columns-repeated="5"/>
          <table:table-cell table:style-name="ce16" office:value-type="string">
            <text:p>KS\Answers\Permiss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PMS_27</text:p>
          </table:table-cell>
          <table:table-cell table:style-name="ce16" office:value-type="string">
            <text:p>FuncTest - User Permiss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Permiss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Medium</text:p>
          </table:table-cell>
          <table:table-cell office:value-type="float" office:value="36">
            <text:p>36</text:p>
          </table:table-cell>
          <table:table-cell table:number-columns-repeated="5"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08</text:p>
          </table:table-cell>
          <table:table-cell office:value-type="string">
            <text:p>FuncTest - 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dd Question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QST_09</text:p>
          </table:table-cell>
          <table:table-cell table:style-name="ce16" office:value-type="string">
            <text:p>FuncTest - View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View Question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09</text:p>
          </table:table-cell>
          <table:table-cell table:style-name="ce16" office:value-type="string">
            <text:p>FuncTest - View</text:p>
          </table:table-cell>
          <table:table-cell office:value-type="string">
            <text:p>Medium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5"/>
          <table:table-cell table:style-name="ce16" office:value-type="string">
            <text:p>KS\Answers\Question\View Question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09</text:p>
          </table:table-cell>
          <table:table-cell table:style-name="ce16" office:value-type="string">
            <text:p>FuncTest - View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View Question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48">
            <text:p>48</text:p>
          </table:table-cell>
          <table:table-cell table:number-columns-repeated="5"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0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Edit Question 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ANS_QST_11_01</text:p>
          </table:table-cell>
          <table:table-cell table:style-name="ce16" office:value-type="string">
            <text:p>FuncTest - Answer</text:p>
          </table:table-cell>
          <table:table-cell office:value-type="string">
            <text:p>High</text:p>
          </table:table-cell>
          <table:table-cell table:style-name="ce17" office:value-type="float" office:value="20">
            <text:p>20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Answers\Question\Answer Question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1_01</text:p>
          </table:table-cell>
          <table:table-cell table:style-name="ce16" office:value-type="string">
            <text:p>FuncTest - Answer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KS\Answers\Question\Answer Question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1_01</text:p>
          </table:table-cell>
          <table:table-cell table:style-name="ce16" office:value-type="string">
            <text:p>FuncTest -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Answer Question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1_02</text:p>
          </table:table-cell>
          <table:table-cell office:value-type="string">
            <text:p>FuncTest - Add relation</text:p>
          </table:table-cell>
          <table:table-cell table:style-name="Default" office:value-type="string">
            <text:p>Low</text:p>
          </table:table-cell>
          <table:table-cell office:value-type="float" office:value="48">
            <text:p>48</text:p>
          </table:table-cell>
          <table:table-cell table:number-columns-repeated="5"/>
          <table:table-cell office:value-type="string">
            <text:p>KS\Answers\Question\Add Relation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QST_11_03</text:p>
          </table:table-cell>
          <table:table-cell table:style-name="ce16" office:value-type="string">
            <text:p>FuncTest - Edit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Edit Answer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1_03</text:p>
          </table:table-cell>
          <table:table-cell table:style-name="ce16" office:value-type="string">
            <text:p>FuncTest - Edit answer</text:p>
          </table:table-cell>
          <table:table-cell office:value-type="string">
            <text:p>Medium</text:p>
          </table:table-cell>
          <table:table-cell table:style-name="ce17" office:value-type="float" office:value="18">
            <text:p>18</text:p>
          </table:table-cell>
          <table:table-cell table:style-name="ce16" table:number-columns-repeated="5"/>
          <table:table-cell table:style-name="ce16" office:value-type="string">
            <text:p>KS\Answers\Question\Edit Answer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1_03</text:p>
          </table:table-cell>
          <table:table-cell table:style-name="ce16" office:value-type="string">
            <text:p>FuncTest - Edit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Edit Answer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1_04</text:p>
          </table:table-cell>
          <table:table-cell office:value-type="string">
            <text:p>FuncTest - Answer statu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Answer Status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QST_11_05</text:p>
          </table:table-cell>
          <table:table-cell table:style-name="ce16" office:value-type="string">
            <text:p>FuncTest - Delete answer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Delete Answer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1_05</text:p>
          </table:table-cell>
          <table:table-cell table:style-name="ce16" office:value-type="string">
            <text:p>FuncTest - Delete answer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KS\Answers\Question\Delete Answer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1_05</text:p>
          </table:table-cell>
          <table:table-cell table:style-name="ce16" office:value-type="string">
            <text:p>FuncTest - Delete answ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Delete Answer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2</text:p>
          </table:table-cell>
          <table:table-cell office:value-type="string">
            <text:p>FuncTest - Mov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Move Question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QST_13</text:p>
          </table:table-cell>
          <table:table-cell table:style-name="ce16" office:value-type="string">
            <text:p>FuncTest - Send ques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Send Question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3</text:p>
          </table:table-cell>
          <table:table-cell table:style-name="ce16" office:value-type="string">
            <text:p>FuncTest - Send question</text:p>
          </table:table-cell>
          <table:table-cell office:value-type="string">
            <text:p>Medium</text:p>
          </table:table-cell>
          <table:table-cell table:style-name="ce17" office:value-type="float" office:value="35">
            <text:p>35</text:p>
          </table:table-cell>
          <table:table-cell table:style-name="ce16" table:number-columns-repeated="5"/>
          <table:table-cell table:style-name="ce16" office:value-type="string">
            <text:p>KS\Answers\Question\Send Question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3</text:p>
          </table:table-cell>
          <table:table-cell table:style-name="ce16" office:value-type="string">
            <text:p>FuncTest - Send ques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Send Question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4</text:p>
          </table:table-cell>
          <table:table-cell office:value-type="string">
            <text:p>FuncTest - Pri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Print Question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QST_15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Delete Question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5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5"/>
          <table:table-cell table:style-name="ce16" office:value-type="string">
            <text:p>KS\Answers\Question\Delete Question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5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Delete Question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6_01</text:p>
          </table:table-cell>
          <table:table-cell office:value-type="string">
            <text:p>FuncTest - Comment ques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Comment\Ad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QST_16_02</text:p>
          </table:table-cell>
          <table:table-cell table:style-name="ce16" office:value-type="string">
            <text:p>FuncTest - Edit comm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Comment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6_02</text:p>
          </table:table-cell>
          <table:table-cell table:style-name="ce16" office:value-type="string">
            <text:p>FuncTest - Edit comment</text:p>
          </table:table-cell>
          <table:table-cell office:value-type="string">
            <text:p>Medium</text:p>
          </table:table-cell>
          <table:table-cell table:style-name="ce17" office:value-type="float" office:value="11">
            <text:p>11</text:p>
          </table:table-cell>
          <table:table-cell table:style-name="ce16" table:number-columns-repeated="5"/>
          <table:table-cell table:style-name="ce16" office:value-type="string">
            <text:p>KS\Answers\Question\Comment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6_02</text:p>
          </table:table-cell>
          <table:table-cell table:style-name="ce16" office:value-type="string">
            <text:p>FuncTest - Edit com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Comment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6_03</text:p>
          </table:table-cell>
          <table:table-cell office:value-type="string">
            <text:p>FuncTest - Delete comm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Commen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QST_17</text:p>
          </table:table-cell>
          <table:table-cell table:style-name="ce16" office:value-type="string">
            <text:p>FuncTest - Promote commen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Promote Comme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7</text:p>
          </table:table-cell>
          <table:table-cell table:style-name="ce16" office:value-type="string">
            <text:p>FuncTest - Promote comment</text:p>
          </table:table-cell>
          <table:table-cell office:value-type="string">
            <text:p>Medium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KS\Answers\Question\Promote Comme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7</text:p>
          </table:table-cell>
          <table:table-cell table:style-name="ce16" office:value-type="string">
            <text:p>FuncTest - Promote com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Promote Comme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Medium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QST_18</text:p>
          </table:table-cell>
          <table:table-cell office:value-type="string">
            <text:p>FuncTest - Vote question 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KS\Answers\Question\Vo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QST_19</text:p>
          </table:table-cell>
          <table:table-cell table:style-name="ce16" office:value-type="string">
            <text:p>FuncTest - Rat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Ra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9</text:p>
          </table:table-cell>
          <table:table-cell table:style-name="ce16" office:value-type="string">
            <text:p>FuncTest - Rate</text:p>
          </table:table-cell>
          <table:table-cell office:value-type="string">
            <text:p>Medium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KS\Answers\Question\Ra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QST_19</text:p>
          </table:table-cell>
          <table:table-cell table:style-name="ce16" office:value-type="string">
            <text:p>FuncTest - Ra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Question\Ra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SER_24</text:p>
          </table:table-cell>
          <table:table-cell office:value-type="string">
            <text:p>FuncTest - Simple Search</text:p>
          </table:table-cell>
          <table:table-cell table:style-name="Default" office:value-type="string">
            <text:p>Low</text:p>
          </table:table-cell>
          <table:table-cell office:value-type="float" office:value="42">
            <text:p>42</text:p>
          </table:table-cell>
          <table:table-cell table:number-columns-repeated="5"/>
          <table:table-cell office:value-type="string">
            <text:p>KS\Answers\Search\Simple 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ANS_SER_25</text:p>
          </table:table-cell>
          <table:table-cell table:style-name="ce16" office:value-type="string">
            <text:p>FuncTest - Advanced search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Search\Advanced Sear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SER_25</text:p>
          </table:table-cell>
          <table:table-cell table:style-name="ce16" office:value-type="string">
            <text:p>FuncTest - Advanced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Answers\Search\Advanced Sear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ANS_SER_25</text:p>
          </table:table-cell>
          <table:table-cell table:style-name="ce16" office:value-type="string">
            <text:p>FuncTest - Advanced search</text:p>
          </table:table-cell>
          <table:table-cell office:value-type="string">
            <text:p>Low</text:p>
          </table:table-cell>
          <table:table-cell table:style-name="ce17" office:value-type="float" office:value="56">
            <text:p>56</text:p>
          </table:table-cell>
          <table:table-cell table:style-name="ce16" table:number-columns-repeated="5"/>
          <table:table-cell table:style-name="ce16" office:value-type="string">
            <text:p>KS\Answers\Search\Advanced Sear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ANS_SET_26</text:p>
          </table:table-cell>
          <table:table-cell office:value-type="string">
            <text:p>FuncTest - User Settings</text:p>
          </table:table-cell>
          <table:table-cell table:style-name="Default" office:value-type="string">
            <text:p>Low</text:p>
          </table:table-cell>
          <table:table-cell office:value-type="float" office:value="32">
            <text:p>32</text:p>
          </table:table-cell>
          <table:table-cell table:number-columns-repeated="5"/>
          <table:table-cell office:value-type="string">
            <text:p>KS\Answers\Setting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FAQ_FPL_01</text:p>
          </table:table-cell>
          <table:table-cell table:style-name="ce16" office:value-type="string">
            <text:p>FuncTest - FAQ porlet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FAQ porle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FAQ_FPL_01</text:p>
          </table:table-cell>
          <table:table-cell table:style-name="ce16" office:value-type="string">
            <text:p>FuncTest - FAQ porlet</text:p>
          </table:table-cell>
          <table:table-cell office:value-type="string">
            <text:p>Medium</text:p>
          </table:table-cell>
          <table:table-cell table:style-name="ce17" office:value-type="float" office:value="7">
            <text:p>7</text:p>
          </table:table-cell>
          <table:table-cell table:style-name="ce16" table:number-columns-repeated="5"/>
          <table:table-cell table:style-name="ce16" office:value-type="string">
            <text:p>KS\FAQ porle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FAQ_FPL_01</text:p>
          </table:table-cell>
          <table:table-cell table:style-name="ce16" office:value-type="string">
            <text:p>FuncTest - FAQ porlet</text:p>
          </table:table-cell>
          <table:table-cell office:value-type="string">
            <text:p>Low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5"/>
          <table:table-cell table:style-name="ce16" office:value-type="string">
            <text:p>KS\FAQ porle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ACTION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KS\Wiki\Action\Ad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ACTION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KS\Wiki\Action\Ad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ACTION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ction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ACTION_02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Action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ACTION_02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Action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ACTION_02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Action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ACTION_03</text:p>
          </table:table-cell>
          <table:table-cell office:value-type="string">
            <text:p>FuncTest - Delet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KS\Wiki\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ACTION_03</text:p>
          </table:table-cell>
          <table:table-cell office:value-type="string">
            <text:p>FuncTest - Delet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ACTION_03</text:p>
          </table:table-cell>
          <table:table-cell office:value-type="string">
            <text:p>FuncTest - Dele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ction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ACTION_04</text:p>
          </table:table-cell>
          <table:table-cell table:style-name="ce16" office:value-type="string">
            <text:p>FuncTest - Move</text:p>
          </table:table-cell>
          <table:table-cell office:value-type="string">
            <text:p>High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Action\Mov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ACTION_04</text:p>
          </table:table-cell>
          <table:table-cell table:style-name="ce16" office:value-type="string">
            <text:p>FuncTest - Mo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Action\Mov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ACTION_04</text:p>
          </table:table-cell>
          <table:table-cell table:style-name="ce16" office:value-type="string">
            <text:p>FuncTest - Mov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Action\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ATT_01</text:p>
          </table:table-cell>
          <table:table-cell office:value-type="string">
            <text:p>FuncTest - Add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Attachment\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ATT_02</text:p>
          </table:table-cell>
          <table:table-cell table:style-name="ce16" office:value-type="string">
            <text:p>FuncTest - Edit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Attachment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ATT_02</text:p>
          </table:table-cell>
          <table:table-cell table:style-name="ce16" office:value-type="string">
            <text:p>FuncTest - 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Attachment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ATT_02</text:p>
          </table:table-cell>
          <table:table-cell table:style-name="ce16" office:value-type="string">
            <text:p>FuncTest - Edi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Attachment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High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INFO_01</text:p>
          </table:table-cell>
          <table:table-cell office:value-type="string">
            <text:p>FuncTest - Related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Related_Pag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KS_WIKI_MACRO_01</text:p>
          </table:table-cell>
          <table:table-cell table:style-name="ce16" office:value-type="string">
            <text:p>FuncTest - Insert Macro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Macro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MACRO_01</text:p>
          </table:table-cell>
          <table:table-cell table:style-name="ce16" office:value-type="string">
            <text:p>FuncTest - Insert Macro</text:p>
          </table:table-cell>
          <table:table-cell office:value-type="string">
            <text:p>Medium</text:p>
          </table:table-cell>
          <table:table-cell table:style-name="ce17" office:value-type="float" office:value="66">
            <text:p>66</text:p>
          </table:table-cell>
          <table:table-cell table:style-name="ce16" table:number-columns-repeated="5"/>
          <table:table-cell table:style-name="ce16" office:value-type="string">
            <text:p>KS\Wiki\Macro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MACRO_01</text:p>
          </table:table-cell>
          <table:table-cell table:style-name="ce16" office:value-type="string">
            <text:p>FuncTest - Insert Macro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Macro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MACRO_02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Macro\Other_Chec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PAGEPER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KS\Wiki\Pag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PAGEPER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Pag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PAGEPER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Pag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PAG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Pag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PAG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KS\Wiki\Pag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PAG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Pag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PAG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Pag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PAG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Pag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SEARCH_01</text:p>
          </table:table-cell>
          <table:table-cell table:style-name="ce16" office:value-type="string">
            <text:p>FuncTest - Quick search</text:p>
          </table:table-cell>
          <table:table-cell office:value-type="string">
            <text:p>High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KS\Wiki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SEARCH_01</text:p>
          </table:table-cell>
          <table:table-cell table:style-name="ce16" office:value-type="string">
            <text:p>FuncTest - Quick search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SEARCH_01</text:p>
          </table:table-cell>
          <table:table-cell table:style-name="ce16" office:value-type="string">
            <text:p>FuncTest - Quick search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Search\Quick_Search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SEARCH_02</text:p>
          </table:table-cell>
          <table:table-cell office:value-type="string">
            <text:p>FuncTest - Advanced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earch\Advanced_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SPACEPER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KS\Wiki\Spac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SPACEPER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Spac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SPACEPER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Space_Permission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SPACEPER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pace_Permission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SPAC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Spac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SPAC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Spac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SPACEPER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Space_Permission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SPACEPER_04</text:p>
          </table:table-cell>
          <table:table-cell office:value-type="string">
            <text:p>FuncTest - Oth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Space_Permission\Other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TEM_01</text:p>
          </table:table-cell>
          <table:table-cell table:style-name="ce16" office:value-type="string">
            <text:p>FuncTest - Add </text:p>
          </table:table-cell>
          <table:table-cell office:value-type="string">
            <text:p>High</text:p>
          </table:table-cell>
          <table:table-cell table:style-name="ce17" office:value-type="float" office:value="24">
            <text:p>24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KS\Wiki\Template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TEM_01</text:p>
          </table:table-cell>
          <table:table-cell table:style-name="ce16" office:value-type="string">
            <text:p>FuncTest - Add </text:p>
          </table:table-cell>
          <table:table-cell office:value-type="string">
            <text:p>Medium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KS\Wiki\Template\Ad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TEM_01</text:p>
          </table:table-cell>
          <table:table-cell table:style-name="ce16" office:value-type="string">
            <text:p>FuncTest - Add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Template\Ad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TEM_02</text:p>
          </table:table-cell>
          <table:table-cell office:value-type="string">
            <text:p>FuncTest - Edi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Template\Edi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TEM_03</text:p>
          </table:table-cell>
          <table:table-cell table:style-name="ce16" office:value-type="string">
            <text:p>FuncTest - Delete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KS\Wiki\Template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TEM_03</text:p>
          </table:table-cell>
          <table:table-cell table:style-name="ce16" office:value-type="string">
            <text:p>FuncTest - Delet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Template\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TEM_03</text:p>
          </table:table-cell>
          <table:table-cell table:style-name="ce16" office:value-type="string">
            <text:p>FuncTest - Dele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Template\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TEM_04</text:p>
          </table:table-cell>
          <table:table-cell office:value-type="string">
            <text:p>Func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Template\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TEM_05</text:p>
          </table:table-cell>
          <table:table-cell table:style-name="ce16" office:value-type="string">
            <text:p>FuncTest - Other</text:p>
          </table:table-cell>
          <table:table-cell office:value-type="string">
            <text:p>High</text:p>
          </table:table-cell>
          <table:table-cell table:style-name="ce17" office:value-type="float" office:value="3">
            <text:p>3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KS\Wiki\Template\Oth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TEM_05</text:p>
          </table:table-cell>
          <table:table-cell table:style-name="ce16" office:value-type="string">
            <text:p>FuncTest - Oth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Template\Oth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TEM_05</text:p>
          </table:table-cell>
          <table:table-cell table:style-name="ce16" office:value-type="string">
            <text:p>FuncTest - Oth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Template\Oth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UNWATCH_01</text:p>
          </table:table-cell>
          <table:table-cell office:value-type="string">
            <text:p>FuncTest - Un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Un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VERSION_01</text:p>
          </table:table-cell>
          <table:table-cell table:style-name="ce16" office:value-type="string">
            <text:p>FuncTest - View </text:p>
          </table:table-cell>
          <table:table-cell office:value-type="string">
            <text:p>High</text:p>
          </table:table-cell>
          <table:table-cell table:style-name="ce17" office:value-type="float" office:value="22">
            <text:p>22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KS\Wiki\Version\ View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VERSION_01</text:p>
          </table:table-cell>
          <table:table-cell table:style-name="ce16" office:value-type="string">
            <text:p>FuncTest - View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Version\ View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VERSION_01</text:p>
          </table:table-cell>
          <table:table-cell table:style-name="ce16" office:value-type="string">
            <text:p>FuncTest - View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Version\ View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VERSION_02</text:p>
          </table:table-cell>
          <table:table-cell office:value-type="string">
            <text:p>FuncTest - Compar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Version\Compar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VERSION_03</text:p>
          </table:table-cell>
          <table:table-cell table:style-name="ce16" office:value-type="string">
            <text:p>FuncTest - Restore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KS\Wiki\Version\Restor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VERSION_03</text:p>
          </table:table-cell>
          <table:table-cell table:style-name="ce16" office:value-type="string">
            <text:p>FuncTest - Restor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Version\Restor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VERSION_03</text:p>
          </table:table-cell>
          <table:table-cell table:style-name="ce16" office:value-type="string">
            <text:p>FuncTest - Restor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Version\Restor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VERSION_04</text:p>
          </table:table-cell>
          <table:table-cell office:value-type="string">
            <text:p>FuncTest - View Revision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Version\View Link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KS_WIKI_VERSION_06</text:p>
          </table:table-cell>
          <table:table-cell table:style-name="ce16" office:value-type="string">
            <text:p>FuncTest - View Change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KS\Wiki\Version\View Chang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VERSION_06</text:p>
          </table:table-cell>
          <table:table-cell table:style-name="ce16" office:value-type="string">
            <text:p>FuncTest - View Chang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Version\View Chang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KS_WIKI_VERSION_06</text:p>
          </table:table-cell>
          <table:table-cell table:style-name="ce16" office:value-type="string">
            <text:p>FuncTest - View Chang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KS\Wiki\Version\View Chang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KS_WIKI_WATCH_01</text:p>
          </table:table-cell>
          <table:table-cell office:value-type="string">
            <text:p>FuncTest - Wat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KS\Wiki\Info\Watch_Pag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PLF_ContentNavigation</text:p>
          </table:table-cell>
          <table:table-cell table:style-name="ce16"/>
          <table:table-cell office:value-type="string">
            <text:p>High</text:p>
          </table:table-cell>
          <table:table-cell table:style-name="ce17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Platform/Content Navig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PLF_ContentNavigation</text:p>
          </table:table-cell>
          <table:table-cell table:style-name="ce16"/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latform/Content Navigation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PLF_ContentNavigation</text:p>
          </table:table-cell>
          <table:table-cell table:style-name="ce16"/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latform/Content Navigation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PLF_INT_CS_ECMS_01</text:p>
          </table:table-cell>
          <table:table-cell office:value-type="string">
            <text:p>FuncTest - Integration/CS-DMS/Mail/Add</text:p>
          </table:table-cell>
          <table:table-cell table:style-name="Default" office:value-type="string">
            <text:p>High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Integration/CS-ECMS/Mail/Ad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PLF_INT_CS_ECMS_01</text:p>
          </table:table-cell>
          <table:table-cell office:value-type="string">
            <text:p>FuncTest - Integration/CS-DMS/Mail/Ad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CS-ECMS/Mail/Ad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PLF_INT_CS_ECMS_01</text:p>
          </table:table-cell>
          <table:table-cell office:value-type="string">
            <text:p>FuncTest - Integration/CS-DMS/Mail/Ad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CS-ECMS/Mail/Ad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PLF_INT_CS_ECMS_02</text:p>
          </table:table-cell>
          <table:table-cell table:style-name="ce16" office:value-type="string">
            <text:p>FuncTest - Integration/CS-DMS/Mail/Save attachment</text:p>
          </table:table-cell>
          <table:table-cell office:value-type="string">
            <text:p>High</text:p>
          </table:table-cell>
          <table:table-cell table:style-name="ce17" office:value-type="float" office:value="22">
            <text:p>22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Integration/CS-ECMS/Mail/Save Attachme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PLF_INT_CS_ECMS_02</text:p>
          </table:table-cell>
          <table:table-cell table:style-name="ce16" office:value-type="string">
            <text:p>FuncTest - Integration/CS-DMS/Mail/Save attachmen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Integration/CS-ECMS/Mail/Save Attachme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PLF_INT_CS_ECMS_02</text:p>
          </table:table-cell>
          <table:table-cell table:style-name="ce16" office:value-type="string">
            <text:p>FuncTest - Integration/CS-DMS/Mail/Save attachment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Integration/CS-ECMS/Mail/Save Attachme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PLF_INT_GADGET_01</text:p>
          </table:table-cell>
          <table:table-cell office:value-type="string">
            <text:p>Func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My Profil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PLF_INT_GADGET_01</text:p>
          </table:table-cell>
          <table:table-cell office:value-type="string">
            <text:p>FuncTest - 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Integration/Gadgets/My Profil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PLF_INT_GADGET_01</text:p>
          </table:table-cell>
          <table:table-cell office:value-type="string">
            <text:p>Func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My Profil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PLF_INT_GADGET_02</text:p>
          </table:table-cell>
          <table:table-cell table:style-name="ce16" office:value-type="string">
            <text:p>Func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Integration/Gadgets/My Invitation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PLF_INT_GADGET_02</text:p>
          </table:table-cell>
          <table:table-cell table:style-name="ce16" office:value-type="string">
            <text:p>FuncTest - </text:p>
          </table:table-cell>
          <table:table-cell office:value-type="string">
            <text:p>Medium</text:p>
          </table:table-cell>
          <table:table-cell table:style-name="ce17" office:value-type="float" office:value="12">
            <text:p>12</text:p>
          </table:table-cell>
          <table:table-cell table:style-name="ce16" table:number-columns-repeated="5"/>
          <table:table-cell table:style-name="ce16" office:value-type="string">
            <text:p>Integration/Gadgets/My Invitation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PLF_INT_GADGET_02</text:p>
          </table:table-cell>
          <table:table-cell table:style-name="ce16" office:value-type="string">
            <text:p>Func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Integration/Gadgets/My Invitation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PLF_INT_GADGET_03</text:p>
          </table:table-cell>
          <table:table-cell office:value-type="string">
            <text:p>Func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My Agenda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PLF_INT_GADGET_03</text:p>
          </table:table-cell>
          <table:table-cell office:value-type="string">
            <text:p>FuncTest - 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Integration/Gadgets/My Agenda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PLF_INT_GADGET_03</text:p>
          </table:table-cell>
          <table:table-cell office:value-type="string">
            <text:p>Func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My Agenda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PLF_INT_GADGET_05</text:p>
          </table:table-cell>
          <table:table-cell table:style-name="ce16" office:value-type="string">
            <text:p>Func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Integration/Gadgets/Who is Onlin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PLF_INT_GADGET_05</text:p>
          </table:table-cell>
          <table:table-cell table:style-name="ce16" office:value-type="string">
            <text:p>FuncTest - </text:p>
          </table:table-cell>
          <table:table-cell office:value-type="string">
            <text:p>Medium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Integration/Gadgets/Who is Onlin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PLF_INT_GADGET_05</text:p>
          </table:table-cell>
          <table:table-cell table:style-name="ce16" office:value-type="string">
            <text:p>Func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Integration/Gadgets/Who is Onlin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PLF_INT_GADGET_06</text:p>
          </table:table-cell>
          <table:table-cell office:value-type="string">
            <text:p>Func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Bookmark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PLF_INT_GADGET_06</text:p>
          </table:table-cell>
          <table:table-cell office:value-type="string">
            <text:p>FuncTest - </text:p>
          </table:table-cell>
          <table:table-cell table:style-name="Default" office:value-type="string">
            <text:p>Medium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Integration/Gadgets/Bookmark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PLF_INT_GADGET_06</text:p>
          </table:table-cell>
          <table:table-cell office:value-type="string">
            <text:p>Func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Gadgets/Bookmark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PLF_INT_GADGET_07</text:p>
          </table:table-cell>
          <table:table-cell table:style-name="ce16" office:value-type="string">
            <text:p>FuncTest -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Integration/Gadgets/Favorite Document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PLF_INT_GADGET_07</text:p>
          </table:table-cell>
          <table:table-cell table:style-name="ce16" office:value-type="string">
            <text:p>FuncTest - 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Integration/Gadgets/Favorite Document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PLF_INT_GADGET_07</text:p>
          </table:table-cell>
          <table:table-cell table:style-name="ce16" office:value-type="string">
            <text:p>FuncTest - 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Integration/Gadgets/Favorite Documen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PLF_INT_SOC_ECMS_01</text:p>
          </table:table-cell>
          <table:table-cell office:value-type="string">
            <text:p>FuncTest - Integration/SOC-DMS/Activity/Add file</text:p>
          </table:table-cell>
          <table:table-cell table:style-name="Default" office:value-type="string">
            <text:p>High</text:p>
          </table:table-cell>
          <table:table-cell office:value-type="float" office:value="21">
            <text:p>21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Integration/SOC-DMS/Activity/Add fil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PLF_INT_SOC_ECMS_01</text:p>
          </table:table-cell>
          <table:table-cell office:value-type="string">
            <text:p>FuncTest - Integration/SOC-DMS/Activity/Add 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SOC-DMS/Activity/Add fil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PLF_INT_SOC_ECMS_01</text:p>
          </table:table-cell>
          <table:table-cell office:value-type="string">
            <text:p>FuncTest - Integration/SOC-DMS/Activity/Add fi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Integration/SOC-DMS/Activity/Add fil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PLF_INT_SOC_ECMS_02</text:p>
          </table:table-cell>
          <table:table-cell table:style-name="ce16" office:value-type="string">
            <text:p>FuncTest - Integration/SOC-DMS/Drive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Integration/SOC-DMS/Driv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PLF_INT_SOC_ECMS_02</text:p>
          </table:table-cell>
          <table:table-cell table:style-name="ce16" office:value-type="string">
            <text:p>FuncTest - Integration/SOC-DMS/Dri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Integration/SOC-DMS/Driv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PLF_INT_SOC_ECMS_02</text:p>
          </table:table-cell>
          <table:table-cell table:style-name="ce16" office:value-type="string">
            <text:p>FuncTest - Integration/SOC-DMS/Driv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Integration/SOC-DMS/Dri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ACT_08</text:p>
          </table:table-cell>
          <table:table-cell office:value-type="string">
            <text:p>FuncTest - View/add activity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Social/people/activitie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ACT_08</text:p>
          </table:table-cell>
          <table:table-cell office:value-type="string">
            <text:p>FuncTest - View/add activity</text:p>
          </table:table-cell>
          <table:table-cell table:style-name="Default" office:value-type="string">
            <text:p>Medium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string">
            <text:p>Social/people/activitie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ACT_08</text:p>
          </table:table-cell>
          <table:table-cell office:value-type="string">
            <text:p>FuncTest - View/add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activit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ACT_09</text:p>
          </table:table-cell>
          <table:table-cell table:style-name="ce16" office:value-type="string">
            <text:p>FuncTest - Add shared link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Social/people/add link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ACT_09</text:p>
          </table:table-cell>
          <table:table-cell table:style-name="ce16" office:value-type="string">
            <text:p>FuncTest - Add shared link</text:p>
          </table:table-cell>
          <table:table-cell office:value-type="string">
            <text:p>Medium</text:p>
          </table:table-cell>
          <table:table-cell table:style-name="ce17" office:value-type="float" office:value="10">
            <text:p>10</text:p>
          </table:table-cell>
          <table:table-cell table:style-name="ce16" table:number-columns-repeated="5"/>
          <table:table-cell table:style-name="ce16" office:value-type="string">
            <text:p>Social/people/add link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ACT_09</text:p>
          </table:table-cell>
          <table:table-cell table:style-name="ce16" office:value-type="string">
            <text:p>FuncTest - Add shared link</text:p>
          </table:table-cell>
          <table:table-cell office:value-type="string">
            <text:p>Low</text:p>
          </table:table-cell>
          <table:table-cell table:style-name="ce17" office:value-type="float" office:value="20">
            <text:p>20</text:p>
          </table:table-cell>
          <table:table-cell table:style-name="ce16" table:number-columns-repeated="5"/>
          <table:table-cell table:style-name="ce16" office:value-type="string">
            <text:p>Social/people/add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ACT_10</text:p>
          </table:table-cell>
          <table:table-cell office:value-type="string">
            <text:p>FuncTest - Like/unlike an activity</text:p>
          </table:table-cell>
          <table:table-cell table:style-name="Default" office:value-type="string">
            <text:p>High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Social/people/Like-Unlike activitie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ACT_10</text:p>
          </table:table-cell>
          <table:table-cell office:value-type="string">
            <text:p>FuncTest - Like/unlike an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Like-Unlike activitie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ACT_10</text:p>
          </table:table-cell>
          <table:table-cell office:value-type="string">
            <text:p>FuncTest - Like/unlike an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Like-Unlike activities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ACT_11</text:p>
          </table:table-cell>
          <table:table-cell table:style-name="ce16" office:value-type="string">
            <text:p>FuncTest - Comment on activity</text:p>
          </table:table-cell>
          <table:table-cell office:value-type="string">
            <text:p>High</text:p>
          </table:table-cell>
          <table:table-cell table:style-name="ce17" office:value-type="float" office:value="16">
            <text:p>16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ocial/people/Comme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ACT_11</text:p>
          </table:table-cell>
          <table:table-cell table:style-name="ce16" office:value-type="string">
            <text:p>FuncTest - Comment on activit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Commen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ACT_11</text:p>
          </table:table-cell>
          <table:table-cell table:style-name="ce16" office:value-type="string">
            <text:p>FuncTest - Comment on activity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Commen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ACT_12</text:p>
          </table:table-cell>
          <table:table-cell office:value-type="string">
            <text:p>FuncTest - Delete an activity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Social/people/Delete activitie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ACT_12</text:p>
          </table:table-cell>
          <table:table-cell office:value-type="string">
            <text:p>FuncTest - Delete an activity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Delete activitie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ACT_12</text:p>
          </table:table-cell>
          <table:table-cell office:value-type="string">
            <text:p>FuncTest - Delete an activity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Delete activitie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SOC_PEO_DBD_20</text:p>
          </table:table-cell>
          <table:table-cell table:style-name="ce16" office:value-type="string">
            <text:p>FuncTest - Show form 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Display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DBD_20</text:p>
          </table:table-cell>
          <table:table-cell table:style-name="ce16" office:value-type="string">
            <text:p>FuncTest - Show form 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Display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DBD_20</text:p>
          </table:table-cell>
          <table:table-cell table:style-name="ce16" office:value-type="string">
            <text:p>FuncTest - Show form </text:p>
          </table:table-cell>
          <table:table-cell office:value-type="string">
            <text:p>Low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5"/>
          <table:table-cell table:style-name="ce16" office:value-type="string">
            <text:p>Portal\Dashboard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DBD_21</text:p>
          </table:table-cell>
          <table:table-cell office:value-type="string">
            <text:p>FuncTest - Add gadget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Portal\Dashboard\Add gadge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DBD_21</text:p>
          </table:table-cell>
          <table:table-cell office:value-type="string">
            <text:p>FuncTest - Add gadg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Add gadge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DBD_21</text:p>
          </table:table-cell>
          <table:table-cell office:value-type="string">
            <text:p>FuncTest - Add gadget</text:p>
          </table:table-cell>
          <table:table-cell table:style-name="Default" office:value-type="string">
            <text:p>Low</text:p>
          </table:table-cell>
          <table:table-cell office:value-type="float" office:value="34">
            <text:p>34</text:p>
          </table:table-cell>
          <table:table-cell table:number-columns-repeated="5"/>
          <table:table-cell office:value-type="string">
            <text:p>Portal\Dashboard\Add gadge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SOC_PEO_DBD_22</text:p>
          </table:table-cell>
          <table:table-cell table:style-name="ce16" office:value-type="string">
            <text:p>FuncTest - Drag &amp; Drop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Drag &amp; drop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DBD_22</text:p>
          </table:table-cell>
          <table:table-cell table:style-name="ce16" office:value-type="string">
            <text:p>FuncTest - Drag &amp; Drop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Drag &amp; drop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DBD_22</text:p>
          </table:table-cell>
          <table:table-cell table:style-name="ce16" office:value-type="string">
            <text:p>FuncTest - Drag &amp; Drop</text:p>
          </table:table-cell>
          <table:table-cell office:value-type="string">
            <text:p>Low</text:p>
          </table:table-cell>
          <table:table-cell table:style-name="ce17" office:value-type="float" office:value="8">
            <text:p>8</text:p>
          </table:table-cell>
          <table:table-cell table:style-name="ce16" table:number-columns-repeated="5"/>
          <table:table-cell table:style-name="ce16" office:value-type="string">
            <text:p>Portal\Dashboard\Drag &amp; drop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SOC_PEO_DBD_23</text:p>
          </table:table-cell>
          <table:table-cell office:value-type="string">
            <text:p>FuncTest - View maximize/minimiz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View gadge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DBD_23</text:p>
          </table:table-cell>
          <table:table-cell office:value-type="string">
            <text:p>FuncTest - View maximize/minimiz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View gadge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DBD_23</text:p>
          </table:table-cell>
          <table:table-cell office:value-type="string">
            <text:p>FuncTest - View maximize/minimize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Portal\Dashboard\View gadge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SOC_PEO_DBD_24</text:p>
          </table:table-cell>
          <table:table-cell table:style-name="ce16" office:value-type="string">
            <text:p>FuncTest - Add new tab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Add new tab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DBD_24</text:p>
          </table:table-cell>
          <table:table-cell table:style-name="ce16" office:value-type="string">
            <text:p>FuncTest - Add new tab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Add new tab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DBD_24</text:p>
          </table:table-cell>
          <table:table-cell table:style-name="ce16" office:value-type="string">
            <text:p>FuncTest - Add new tab</text:p>
          </table:table-cell>
          <table:table-cell office:value-type="string">
            <text:p>Low</text:p>
          </table:table-cell>
          <table:table-cell table:style-name="ce17" office:value-type="float" office:value="15">
            <text:p>15</text:p>
          </table:table-cell>
          <table:table-cell table:style-name="ce16" table:number-columns-repeated="5"/>
          <table:table-cell table:style-name="ce16" office:value-type="string">
            <text:p>Portal\Dashboard\Add new tab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SOC_PEO_DBD_25</text:p>
          </table:table-cell>
          <table:table-cell office:value-type="string">
            <text:p>FuncTest - Edit tab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Edit tab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DBD_25</text:p>
          </table:table-cell>
          <table:table-cell office:value-type="string">
            <text:p>FuncTest - Edit tab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Edit tab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DBD_25</text:p>
          </table:table-cell>
          <table:table-cell office:value-type="string">
            <text:p>FuncTest - Edit tab</text:p>
          </table:table-cell>
          <table:table-cell table:style-name="Default" office:value-type="string">
            <text:p>Low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Portal\Dashboard\Edit tab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SOC_PEO_DBD_26</text:p>
          </table:table-cell>
          <table:table-cell table:style-name="ce16" office:value-type="string">
            <text:p>FuncTest - Delete tab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Delete tab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DBD_26</text:p>
          </table:table-cell>
          <table:table-cell table:style-name="ce16" office:value-type="string">
            <text:p>FuncTest - Delete tab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Delete tab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DBD_26</text:p>
          </table:table-cell>
          <table:table-cell table:style-name="ce16" office:value-type="string">
            <text:p>FuncTest - Delete tab</text:p>
          </table:table-cell>
          <table:table-cell office:value-type="string">
            <text:p>Low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5"/>
          <table:table-cell table:style-name="ce16" office:value-type="string">
            <text:p>Portal\Dashboard\Delete tab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SOC_PEO_DBD_27</text:p>
          </table:table-cell>
          <table:table-cell office:value-type="string">
            <text:p>FuncTest - Share link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Share lin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DBD_27</text:p>
          </table:table-cell>
          <table:table-cell office:value-type="string">
            <text:p>FuncTest - Share link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Portal\Dashboard\Share lin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DBD_27</text:p>
          </table:table-cell>
          <table:table-cell office:value-type="string">
            <text:p>FuncTest - Share link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Portal\Dashboard\Share link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SOC_PEO_DBD_28</text:p>
          </table:table-cell>
          <table:table-cell table:style-name="ce16" office:value-type="string">
            <text:p>FuncTest - View link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View link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DBD_28</text:p>
          </table:table-cell>
          <table:table-cell table:style-name="ce16" office:value-type="string">
            <text:p>FuncTest - View link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Portal\Dashboard\View link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DBD_28</text:p>
          </table:table-cell>
          <table:table-cell table:style-name="ce16" office:value-type="string">
            <text:p>FuncTest - View link</text:p>
          </table:table-cell>
          <table:table-cell office:value-type="string">
            <text:p>Low</text:p>
          </table:table-cell>
          <table:table-cell table:style-name="ce17" office:value-type="float" office:value="3">
            <text:p>3</text:p>
          </table:table-cell>
          <table:table-cell table:style-name="ce16" table:number-columns-repeated="5"/>
          <table:table-cell table:style-name="ce16" office:value-type="string">
            <text:p>Portal\Dashboard\View link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PEO_01</text:p>
          </table:table-cell>
          <table:table-cell office:value-type="string">
            <text:p>FuncTest - Access People/profile pag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Social/people/Displa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PEO_01</text:p>
          </table:table-cell>
          <table:table-cell office:value-type="string">
            <text:p>FuncTest - Access People/profile p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Displa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PEO_01</text:p>
          </table:table-cell>
          <table:table-cell office:value-type="string">
            <text:p>FuncTest - Access People/profile p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Displa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PEO_02</text:p>
          </table:table-cell>
          <table:table-cell table:style-name="ce16" office:value-type="string">
            <text:p>FuncTest - Invited user to become friend</text:p>
          </table:table-cell>
          <table:table-cell office:value-type="string">
            <text:p>High</text:p>
          </table:table-cell>
          <table:table-cell table:style-name="ce17" office:value-type="float" office:value="19">
            <text:p>19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ocial/people/Invi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PEO_02</text:p>
          </table:table-cell>
          <table:table-cell table:style-name="ce16" office:value-type="string">
            <text:p>FuncTest - Invited user to become friend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Invi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PEO_02</text:p>
          </table:table-cell>
          <table:table-cell table:style-name="ce16" office:value-type="string">
            <text:p>FuncTest - Invited user to become friend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Invi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PEO_03</text:p>
          </table:table-cell>
          <table:table-cell office:value-type="string">
            <text:p>FuncTest - Remove invitation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Social/people/Remove frien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PEO_03</text:p>
          </table:table-cell>
          <table:table-cell office:value-type="string">
            <text:p>FuncTest - Remove invitation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Social/people/Remove friend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PEO_03</text:p>
          </table:table-cell>
          <table:table-cell office:value-type="string">
            <text:p>FuncTest - Remove invitatio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Remove friend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PEO_04</text:p>
          </table:table-cell>
          <table:table-cell table:style-name="ce16" office:value-type="string">
            <text:p>FuncTest - Revoke invitation</text:p>
          </table:table-cell>
          <table:table-cell office:value-type="string">
            <text:p>High</text:p>
          </table:table-cell>
          <table:table-cell table:style-name="ce17" office:value-type="float" office:value="4">
            <text:p>4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Social/people/Revoke frien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PEO_04</text:p>
          </table:table-cell>
          <table:table-cell table:style-name="ce16" office:value-type="string">
            <text:p>FuncTest - Revoke invit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Revoke friend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PEO_04</text:p>
          </table:table-cell>
          <table:table-cell table:style-name="ce16" office:value-type="string">
            <text:p>FuncTest - Revoke invit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Revoke friend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PEO_05</text:p>
          </table:table-cell>
          <table:table-cell office:value-type="string">
            <text:p>FuncTest - Search user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Social/people/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PEO_05</text:p>
          </table:table-cell>
          <table:table-cell office:value-type="string">
            <text:p>FuncTest - Search user</text:p>
          </table:table-cell>
          <table:table-cell table:style-name="Default" office:value-type="string">
            <text:p>Medium</text:p>
          </table:table-cell>
          <table:table-cell office:value-type="float" office:value="44">
            <text:p>44</text:p>
          </table:table-cell>
          <table:table-cell table:number-columns-repeated="5"/>
          <table:table-cell office:value-type="string">
            <text:p>Social/people/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PEO_05</text:p>
          </table:table-cell>
          <table:table-cell office:value-type="string">
            <text:p>FuncTest - Search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PRO_06</text:p>
          </table:table-cell>
          <table:table-cell table:style-name="ce16" office:value-type="string">
            <text:p>FuncTest - View user's profile</text:p>
          </table:table-cell>
          <table:table-cell office:value-type="string">
            <text:p>High</text:p>
          </table:table-cell>
          <table:table-cell table:style-name="ce17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x</text:p>
          </table:table-cell>
          <table:table-cell table:style-name="ce16"/>
          <table:table-cell table:style-name="ce16" office:value-type="string">
            <text:p>Social/people/view profi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PRO_06</text:p>
          </table:table-cell>
          <table:table-cell table:style-name="ce16" office:value-type="string">
            <text:p>FuncTest - View user's profil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view profi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PRO_06</text:p>
          </table:table-cell>
          <table:table-cell table:style-name="ce16" office:value-type="string">
            <text:p>FuncTest - View user's profil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view profil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SOC_PEO_PRO_07</text:p>
          </table:table-cell>
          <table:table-cell office:value-type="string">
            <text:p>FuncTest - Edit user's profi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edit profil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PRO_07</text:p>
          </table:table-cell>
          <table:table-cell office:value-type="string">
            <text:p>FuncTest - Edit user's profi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edit profil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PRO_07</text:p>
          </table:table-cell>
          <table:table-cell office:value-type="string">
            <text:p>FuncTest - Edit user's profile</text:p>
          </table:table-cell>
          <table:table-cell table:style-name="Default" office:value-type="string">
            <text:p>Low</text:p>
          </table:table-cell>
          <table:table-cell office:value-type="float" office:value="165">
            <text:p>165</text:p>
          </table:table-cell>
          <table:table-cell table:number-columns-repeated="5"/>
          <table:table-cell office:value-type="string">
            <text:p>Social/people/edit profil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SOC_PEO_RLT_13</text:p>
          </table:table-cell>
          <table:table-cell table:style-name="ce16" office:value-type="string">
            <text:p>FuncTest - Show rel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Connection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RLT_13</text:p>
          </table:table-cell>
          <table:table-cell table:style-name="ce16" office:value-type="string">
            <text:p>FuncTest - Show rel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Connection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RLT_13</text:p>
          </table:table-cell>
          <table:table-cell table:style-name="ce16" office:value-type="string">
            <text:p>FuncTest - Show relation</text:p>
          </table:table-cell>
          <table:table-cell office:value-type="string">
            <text:p>Low</text:p>
          </table:table-cell>
          <table:table-cell table:style-name="ce17" office:value-type="float" office:value="5">
            <text:p>5</text:p>
          </table:table-cell>
          <table:table-cell table:style-name="ce16" table:number-columns-repeated="5"/>
          <table:table-cell table:style-name="ce16" office:value-type="string">
            <text:p>Social/people/Connection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SOC_PEO_RLT_14</text:p>
          </table:table-cell>
          <table:table-cell office:value-type="string">
            <text:p>FuncTest - Search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nnections/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RLT_14</text:p>
          </table:table-cell>
          <table:table-cell office:value-type="string">
            <text:p>FuncTest - Search user</text:p>
          </table:table-cell>
          <table:table-cell table:style-name="Default" office:value-type="string">
            <text:p>Medium</text:p>
          </table:table-cell>
          <table:table-cell office:value-type="float" office:value="34">
            <text:p>34</text:p>
          </table:table-cell>
          <table:table-cell table:number-columns-repeated="5"/>
          <table:table-cell office:value-type="string">
            <text:p>Social/people/Connections/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RLT_14</text:p>
          </table:table-cell>
          <table:table-cell office:value-type="string">
            <text:p>FuncTest - Search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Connections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RLT_15</text:p>
          </table:table-cell>
          <table:table-cell table:style-name="ce16" office:value-type="string">
            <text:p>FuncTest - Delete relation</text:p>
          </table:table-cell>
          <table:table-cell office:value-type="string">
            <text:p>High</text:p>
          </table:table-cell>
          <table:table-cell table:style-name="ce17" office:value-type="float" office:value="11">
            <text:p>11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ocial/people/Connections/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RLT_15</text:p>
          </table:table-cell>
          <table:table-cell table:style-name="ce16" office:value-type="string">
            <text:p>FuncTest - Delete relation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Connections/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RLT_15</text:p>
          </table:table-cell>
          <table:table-cell table:style-name="ce16" office:value-type="string">
            <text:p>FuncTest - Delete rel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Connections/Dele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PEO_RLT_16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High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people/Received Invitation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RLT_16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Received Invitation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RLT_16</text:p>
          </table:table-cell>
          <table:table-cell office:value-type="string">
            <text:p>FuncTest - Invited user to become friend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Received Invitations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SOC_PEO_RLT_17</text:p>
          </table:table-cell>
          <table:table-cell table:style-name="ce16" office:value-type="string">
            <text:p>FuncTest - Delete invitation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Received Invitations/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RLT_17</text:p>
          </table:table-cell>
          <table:table-cell table:style-name="ce16" office:value-type="string">
            <text:p>FuncTest - Delete invitation</text:p>
          </table:table-cell>
          <table:table-cell office:value-type="string">
            <text:p>Medium</text:p>
          </table:table-cell>
          <table:table-cell table:style-name="ce17" office:value-type="float" office:value="4">
            <text:p>4</text:p>
          </table:table-cell>
          <table:table-cell table:style-name="ce16" table:number-columns-repeated="5"/>
          <table:table-cell table:style-name="ce16" office:value-type="string">
            <text:p>Social/people/Received Invitations/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RLT_17</text:p>
          </table:table-cell>
          <table:table-cell table:style-name="ce16" office:value-type="string">
            <text:p>FuncTest - Delete invitation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Received Invitations/Dele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SOC_PEO_RLT_18</text:p>
          </table:table-cell>
          <table:table-cell office:value-type="string">
            <text:p>FuncTest - Search use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Received Invitations/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RLT_18</text:p>
          </table:table-cell>
          <table:table-cell office:value-type="string">
            <text:p>FuncTest - Search user</text:p>
          </table:table-cell>
          <table:table-cell table:style-name="Default" office:value-type="string">
            <text:p>Medium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Social/people/Received Invitations/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PEO_RLT_18</text:p>
          </table:table-cell>
          <table:table-cell office:value-type="string">
            <text:p>FuncTest - Search use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people/Received Invitations/Search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PEO_RLT_19</text:p>
          </table:table-cell>
          <table:table-cell table:style-name="ce16" office:value-type="string">
            <text:p>FuncTest - Request user</text:p>
          </table:table-cell>
          <table:table-cell office:value-type="string">
            <text:p>High</text:p>
          </table:table-cell>
          <table:table-cell table:style-name="ce17" office:value-type="float" office:value="20">
            <text:p>20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Social/people/PENDING REQUEST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RLT_19</text:p>
          </table:table-cell>
          <table:table-cell table:style-name="ce16" office:value-type="string">
            <text:p>FuncTest - Request us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PENDING REQUEST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PEO_RLT_19</text:p>
          </table:table-cell>
          <table:table-cell table:style-name="ce16" office:value-type="string">
            <text:p>FuncTest - Request user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people/PENDING REQUEST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EM_07</text:p>
          </table:table-cell>
          <table:table-cell office:value-type="string">
            <text:p>FuncTest - User join to space</text:p>
          </table:table-cell>
          <table:table-cell table:style-name="Default" office:value-type="string">
            <text:p>High</text:p>
          </table:table-cell>
          <table:table-cell office:value-type="float" office:value="71">
            <text:p>71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string">
            <text:p>Social/space/Member Community/invi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MEM_07</text:p>
          </table:table-cell>
          <table:table-cell office:value-type="string">
            <text:p>FuncTest - User join to space</text:p>
          </table:table-cell>
          <table:table-cell table:style-name="Default" office:value-type="string">
            <text:p>Medium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Social/space/Member Community/invi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MEM_07</text:p>
          </table:table-cell>
          <table:table-cell office:value-type="string">
            <text:p>FuncTest - User join to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Member Community/invi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EM_08</text:p>
          </table:table-cell>
          <table:table-cell table:style-name="ce16" office:value-type="string">
            <text:p>FuncTest - Remove user out space</text:p>
          </table:table-cell>
          <table:table-cell office:value-type="string">
            <text:p>High</text:p>
          </table:table-cell>
          <table:table-cell table:style-name="ce17" office:value-type="float" office:value="15">
            <text:p>15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Social/space/Member Community/Remov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MEM_08</text:p>
          </table:table-cell>
          <table:table-cell table:style-name="ce16" office:value-type="string">
            <text:p>FuncTest - Remove user out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Member Community/Remov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MEM_08</text:p>
          </table:table-cell>
          <table:table-cell table:style-name="ce16" office:value-type="string">
            <text:p>FuncTest - Remove user out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Member Community/Remov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EM_09</text:p>
          </table:table-cell>
          <table:table-cell office:value-type="string">
            <text:p>FuncTest - Change role of user in space and user leave space</text:p>
          </table:table-cell>
          <table:table-cell table:style-name="Default" office:value-type="string">
            <text:p>High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/space/Member Community/Leav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MEM_09</text:p>
          </table:table-cell>
          <table:table-cell office:value-type="string">
            <text:p>FuncTest - Change role of user in space and user leave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Member Community/Leav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MEM_09</text:p>
          </table:table-cell>
          <table:table-cell office:value-type="string">
            <text:p>FuncTest - Change role of user in space and user leave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Member Community/Leav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NG_01</text:p>
          </table:table-cell>
          <table:table-cell table:style-name="ce16" office:value-type="string">
            <text:p>FuncTest - Create new space</text:p>
          </table:table-cell>
          <table:table-cell office:value-type="string">
            <text:p>High</text:p>
          </table:table-cell>
          <table:table-cell table:style-name="ce17" office:value-type="float" office:value="41">
            <text:p>41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ocial/space/Create a Spac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MNG_01</text:p>
          </table:table-cell>
          <table:table-cell table:style-name="ce16" office:value-type="string">
            <text:p>FuncTest - Create new space</text:p>
          </table:table-cell>
          <table:table-cell office:value-type="string">
            <text:p>Medium</text:p>
          </table:table-cell>
          <table:table-cell table:style-name="ce17" office:value-type="float" office:value="45">
            <text:p>45</text:p>
          </table:table-cell>
          <table:table-cell table:style-name="ce16" table:number-columns-repeated="5"/>
          <table:table-cell table:style-name="ce16" office:value-type="string">
            <text:p>Social/space/Create a Spac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MNG_01</text:p>
          </table:table-cell>
          <table:table-cell table:style-name="ce16" office:value-type="string">
            <text:p>FuncTest - Create new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Create a Spac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SOC_SPC_MNG_02</text:p>
          </table:table-cell>
          <table:table-cell office:value-type="string">
            <text:p>FuncTest - View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View spaces list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MNG_02</text:p>
          </table:table-cell>
          <table:table-cell office:value-type="string">
            <text:p>FuncTest - View space list</text:p>
          </table:table-cell>
          <table:table-cell table:style-name="Default" office:value-type="string">
            <text:p>Medium</text:p>
          </table:table-cell>
          <table:table-cell office:value-type="float" office:value="28">
            <text:p>28</text:p>
          </table:table-cell>
          <table:table-cell table:number-columns-repeated="5"/>
          <table:table-cell office:value-type="string">
            <text:p>Social/space/View spaces list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MNG_02</text:p>
          </table:table-cell>
          <table:table-cell office:value-type="string">
            <text:p>FuncTest - View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View spaces list 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SOC_SPC_MNG_03</text:p>
          </table:table-cell>
          <table:table-cell table:style-name="ce16" office:value-type="string">
            <text:p>FuncTest - Access space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Access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MNG_03</text:p>
          </table:table-cell>
          <table:table-cell table:style-name="ce16" office:value-type="string">
            <text:p>FuncTest - Access space</text:p>
          </table:table-cell>
          <table:table-cell office:value-type="string">
            <text:p>Medium</text:p>
          </table:table-cell>
          <table:table-cell table:style-name="ce17" office:value-type="float" office:value="14">
            <text:p>14</text:p>
          </table:table-cell>
          <table:table-cell table:style-name="ce16" table:number-columns-repeated="5"/>
          <table:table-cell table:style-name="ce16" office:value-type="string">
            <text:p>Social/space/Access 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MNG_03</text:p>
          </table:table-cell>
          <table:table-cell table:style-name="ce16" office:value-type="string">
            <text:p>FuncTest - Access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Access 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NG_04</text:p>
          </table:table-cell>
          <table:table-cell office:value-type="string">
            <text:p>FuncTest - Edit information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Social/space/Edit spac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MNG_04</text:p>
          </table:table-cell>
          <table:table-cell office:value-type="string">
            <text:p>FuncTest - Edit information </text:p>
          </table:table-cell>
          <table:table-cell table:style-name="Default" office:value-type="string">
            <text:p>Medium</text:p>
          </table:table-cell>
          <table:table-cell office:value-type="float" office:value="112">
            <text:p>112</text:p>
          </table:table-cell>
          <table:table-cell table:number-columns-repeated="5"/>
          <table:table-cell office:value-type="string">
            <text:p>Social/space/Edit spac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MNG_04</text:p>
          </table:table-cell>
          <table:table-cell office:value-type="string">
            <text:p>FuncTest - Edit information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Edit spac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NG_05</text:p>
          </table:table-cell>
          <table:table-cell table:style-name="ce16" office:value-type="string">
            <text:p>FuncTest - Delete space</text:p>
          </table:table-cell>
          <table:table-cell office:value-type="string">
            <text:p>High</text:p>
          </table:table-cell>
          <table:table-cell table:style-name="ce17" office:value-type="float" office:value="2">
            <text:p>2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Social/space/Delete spac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MNG_05</text:p>
          </table:table-cell>
          <table:table-cell table:style-name="ce16" office:value-type="string">
            <text:p>FuncTest - Delete spac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Delete spac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MNG_05</text:p>
          </table:table-cell>
          <table:table-cell table:style-name="ce16" office:value-type="string">
            <text:p>FuncTest - Delete spac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/space/Delete spac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MOD_10</text:p>
          </table:table-cell>
          <table:table-cell office:value-type="string">
            <text:p>FuncTest - Add, remove, access application on space</text:p>
          </table:table-cell>
          <table:table-cell table:style-name="Default" office:value-type="string">
            <text:p>High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Social/space/Module Communit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MOD_10</text:p>
          </table:table-cell>
          <table:table-cell office:value-type="string">
            <text:p>FuncTest - Add, remove, access application on space</text:p>
          </table:table-cell>
          <table:table-cell table:style-name="Default" office:value-type="string">
            <text:p>Medium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Social/space/Module Communit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MOD_10</text:p>
          </table:table-cell>
          <table:table-cell office:value-type="string">
            <text:p>FuncTest - Add, remove, access application on space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Social/space/Module Community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MOD_14</text:p>
          </table:table-cell>
          <table:table-cell table:style-name="ce16" office:value-type="string">
            <text:p>FuncTest - Add, sharelink, delete, comment, like</text:p>
          </table:table-cell>
          <table:table-cell office:value-type="string">
            <text:p>High</text:p>
          </table:table-cell>
          <table:table-cell table:style-name="ce17" office:value-type="float" office:value="26">
            <text:p>26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table:number-columns-repeated="3"/>
          <table:table-cell table:style-name="ce16" office:value-type="string">
            <text:p>social/space/homePag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MOD_14</text:p>
          </table:table-cell>
          <table:table-cell table:style-name="ce16" office:value-type="string">
            <text:p>FuncTest - Add, sharelink, delete, comment, like</text:p>
          </table:table-cell>
          <table:table-cell office:value-type="string">
            <text:p>Medium</text:p>
          </table:table-cell>
          <table:table-cell table:style-name="ce17" office:value-type="float" office:value="14">
            <text:p>14</text:p>
          </table:table-cell>
          <table:table-cell table:style-name="ce16" table:number-columns-repeated="5"/>
          <table:table-cell table:style-name="ce16" office:value-type="string">
            <text:p>social/space/homePag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MOD_14</text:p>
          </table:table-cell>
          <table:table-cell table:style-name="ce16" office:value-type="string">
            <text:p>FuncTest - Add, sharelink, delete, comment, like</text:p>
          </table:table-cell>
          <table:table-cell office:value-type="string">
            <text:p>Low</text:p>
          </table:table-cell>
          <table:table-cell table:style-name="ce17" office:value-type="float" office:value="46">
            <text:p>46</text:p>
          </table:table-cell>
          <table:table-cell table:style-name="ce16" table:number-columns-repeated="5"/>
          <table:table-cell table:style-name="ce16" office:value-type="string">
            <text:p>social/space/homePag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SOC_SPC_NAV_11</text:p>
          </table:table-cell>
          <table:table-cell office:value-type="string">
            <text:p>FuncTest - Navigation\Display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avigation\Displa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NAV_11</text:p>
          </table:table-cell>
          <table:table-cell office:value-type="string">
            <text:p>FuncTest - Navigation\Display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string">
            <text:p>Social\Page_Nav\Navigation\Displa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NAV_11</text:p>
          </table:table-cell>
          <table:table-cell office:value-type="string">
            <text:p>FuncTest - Navigation\Display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Social\Page_Nav\Navigation\Display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SOC_SPC_NAV_12_01</text:p>
          </table:table-cell>
          <table:table-cell table:style-name="ce16" office:value-type="string">
            <text:p>FuncTest - Node\Display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Display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NAV_12_01</text:p>
          </table:table-cell>
          <table:table-cell table:style-name="ce16" office:value-type="string">
            <text:p>FuncTest - Node\Display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Display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NAV_12_01</text:p>
          </table:table-cell>
          <table:table-cell table:style-name="ce16" office:value-type="string">
            <text:p>FuncTest - Node\Display</text:p>
          </table:table-cell>
          <table:table-cell office:value-type="string">
            <text:p>Low</text:p>
          </table:table-cell>
          <table:table-cell table:style-name="ce17" office:value-type="float" office:value="9">
            <text:p>9</text:p>
          </table:table-cell>
          <table:table-cell table:style-name="ce16" table:number-columns-repeated="5"/>
          <table:table-cell table:style-name="ce16" office:value-type="string">
            <text:p>Social\Page_Nav\Node\Display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2_02</text:p>
          </table:table-cell>
          <table:table-cell office:value-type="string">
            <text:p>FuncTest - Node\Creat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\Page_Nav\Node\Cre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NAV_12_02</text:p>
          </table:table-cell>
          <table:table-cell office:value-type="string">
            <text:p>FuncTest - Node\Create</text:p>
          </table:table-cell>
          <table:table-cell table:style-name="Default" office:value-type="string">
            <text:p>Medium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Social\Page_Nav\Node\Cre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NAV_12_02</text:p>
          </table:table-cell>
          <table:table-cell office:value-type="string">
            <text:p>FuncTest - Node\Create</text:p>
          </table:table-cell>
          <table:table-cell table:style-name="Default" office:value-type="string">
            <text:p>Low</text:p>
          </table:table-cell>
          <table:table-cell office:value-type="float" office:value="80">
            <text:p>80</text:p>
          </table:table-cell>
          <table:table-cell table:number-columns-repeated="5"/>
          <table:table-cell office:value-type="string">
            <text:p>Social\Page_Nav\Node\Crea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SOC_SPC_NAV_12_03</text:p>
          </table:table-cell>
          <table:table-cell table:style-name="ce16" office:value-type="string">
            <text:p>FuncTest - Node\Edit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NAV_12_03</text:p>
          </table:table-cell>
          <table:table-cell table:style-name="ce16" office:value-type="string">
            <text:p>FuncTest - Node\Edit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Edit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NAV_12_03</text:p>
          </table:table-cell>
          <table:table-cell table:style-name="ce16" office:value-type="string">
            <text:p>FuncTest - Node\Edit</text:p>
          </table:table-cell>
          <table:table-cell office:value-type="string">
            <text:p>Low</text:p>
          </table:table-cell>
          <table:table-cell table:style-name="ce17" office:value-type="float" office:value="34">
            <text:p>34</text:p>
          </table:table-cell>
          <table:table-cell table:style-name="ce16" table:number-columns-repeated="5"/>
          <table:table-cell table:style-name="ce16" office:value-type="string">
            <text:p>Social\Page_Nav\Node\Edit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2_04</text:p>
          </table:table-cell>
          <table:table-cell office:value-type="string">
            <text:p>FuncTest - Node\Copy_Past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\Page_Nav\Node\Copy_Pas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NAV_12_04</text:p>
          </table:table-cell>
          <table:table-cell office:value-type="string">
            <text:p>FuncTest - Node\Copy_Paste</text:p>
          </table:table-cell>
          <table:table-cell table:style-name="Default" office:value-type="string">
            <text:p>Medium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Social\Page_Nav\Node\Copy_Pas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NAV_12_04</text:p>
          </table:table-cell>
          <table:table-cell office:value-type="string">
            <text:p>FuncTest - Node\Copy_Past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Copy_Pas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2_05</text:p>
          </table:table-cell>
          <table:table-cell table:style-name="ce16" office:value-type="string">
            <text:p>FuncTest - Node\Cut_Paste</text:p>
          </table:table-cell>
          <table:table-cell office:value-type="string">
            <text:p>High</text:p>
          </table:table-cell>
          <table:table-cell table:style-name="ce17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Social\Page_Nav\Node\Cut_Pas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NAV_12_05</text:p>
          </table:table-cell>
          <table:table-cell table:style-name="ce16" office:value-type="string">
            <text:p>FuncTest - Node\Cut_Paste</text:p>
          </table:table-cell>
          <table:table-cell office:value-type="string">
            <text:p>Medium</text:p>
          </table:table-cell>
          <table:table-cell table:style-name="ce17" office:value-type="float" office:value="2">
            <text:p>2</text:p>
          </table:table-cell>
          <table:table-cell table:style-name="ce16" table:number-columns-repeated="5"/>
          <table:table-cell table:style-name="ce16" office:value-type="string">
            <text:p>Social\Page_Nav\Node\Cut_Past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NAV_12_05</text:p>
          </table:table-cell>
          <table:table-cell table:style-name="ce16" office:value-type="string">
            <text:p>FuncTest - Node\Cut_Past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Cut_Paste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2_06</text:p>
          </table:table-cell>
          <table:table-cell office:value-type="string">
            <text:p>FuncTest - Node\Delet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Social\Page_Nav\Node\Dele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NAV_12_06</text:p>
          </table:table-cell>
          <table:table-cell office:value-type="string">
            <text:p>FuncTest - Node\Delete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Social\Page_Nav\Node\Delet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NAV_12_06</text:p>
          </table:table-cell>
          <table:table-cell office:value-type="string">
            <text:p>FuncTest - Node\Delet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string">
            <text:p>Social\Page_Nav\Node\Delete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2_07</text:p>
          </table:table-cell>
          <table:table-cell table:style-name="ce16" office:value-type="string">
            <text:p>FuncTest - Node\Move</text:p>
          </table:table-cell>
          <table:table-cell office:value-type="string">
            <text:p>High</text:p>
          </table:table-cell>
          <table:table-cell table:style-name="ce17" office:value-type="float" office:value="5">
            <text:p>5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ocial\Page_Nav\Node\Mov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NAV_12_07</text:p>
          </table:table-cell>
          <table:table-cell table:style-name="ce16" office:value-type="string">
            <text:p>FuncTest - Node\Move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Mov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NAV_12_07</text:p>
          </table:table-cell>
          <table:table-cell table:style-name="ce16" office:value-type="string">
            <text:p>FuncTest - Node\Move</text:p>
          </table:table-cell>
          <table:table-cell office:value-type="string">
            <text:p>Low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Move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SOC_SPC_NAV_12_08</text:p>
          </table:table-cell>
          <table:table-cell office:value-type="string">
            <text:p>FuncTest - Node\Clon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Clon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NAV_12_08</text:p>
          </table:table-cell>
          <table:table-cell office:value-type="string">
            <text:p>FuncTest - Node\Clone</text:p>
          </table:table-cell>
          <table:table-cell table:style-name="Default" office:value-type="string">
            <text:p>Medium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Social\Page_Nav\Node\Clon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NAV_12_08</text:p>
          </table:table-cell>
          <table:table-cell office:value-type="string">
            <text:p>FuncTest - Node\Clon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Clone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table:style-name="ce16" office:value-type="string">
            <text:p>FNC_SOC_SPC_NAV_13_01</text:p>
          </table:table-cell>
          <table:table-cell table:style-name="ce16" office:value-type="string">
            <text:p>FuncTest - Node\Edit page\Properties</text:p>
          </table:table-cell>
          <table:table-cell office:value-type="string">
            <text:p>High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Edit page\Propertie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NAV_13_01</text:p>
          </table:table-cell>
          <table:table-cell table:style-name="ce16" office:value-type="string">
            <text:p>FuncTest - Node\Edit page\Properties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Edit page\Properties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NAV_13_01</text:p>
          </table:table-cell>
          <table:table-cell table:style-name="ce16" office:value-type="string">
            <text:p>FuncTest - Node\Edit page\Properties</text:p>
          </table:table-cell>
          <table:table-cell office:value-type="string">
            <text:p>Low</text:p>
          </table:table-cell>
          <table:table-cell table:style-name="ce17" office:value-type="float" office:value="79">
            <text:p>79</text:p>
          </table:table-cell>
          <table:table-cell table:style-name="ce16" table:number-columns-repeated="5"/>
          <table:table-cell table:style-name="ce16" office:value-type="string">
            <text:p>Social\Page_Nav\Node\Edit page\Properties</text:p>
          </table:table-cell>
          <table:table-cell table:style-name="ce16" table:number-columns-repeated="5"/>
          <table:table-cell table:number-columns-repeated="47"/>
        </table:table-row>
        <table:table-row table:style-name="ro2">
          <table:table-cell office:value-type="string">
            <text:p>FNC_SOC_SPC_NAV_13_02</text:p>
          </table:table-cell>
          <table:table-cell office:value-type="string">
            <text:p>FuncTest - Node\Edit page\Portlet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Social\Page_Nav\Node\Edit page\Portle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NAV_13_02</text:p>
          </table:table-cell>
          <table:table-cell office:value-type="string">
            <text:p>FuncTest - Node\Edit page\Portle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\Page_Nav\Node\Edit page\Portlet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NAV_13_02</text:p>
          </table:table-cell>
          <table:table-cell office:value-type="string">
            <text:p>FuncTest - Node\Edit page\Portlet</text:p>
          </table:table-cell>
          <table:table-cell table:style-name="Default" office:value-type="string">
            <text:p>Low</text:p>
          </table:table-cell>
          <table:table-cell office:value-type="float" office:value="102">
            <text:p>102</text:p>
          </table:table-cell>
          <table:table-cell table:number-columns-repeated="5"/>
          <table:table-cell office:value-type="string">
            <text:p>Social\Page_Nav\Node\Edit page\Portlet</text:p>
          </table:table-cell>
          <table:table-cell table:number-columns-repeated="5"/>
          <table:table-cell table:style-name="Default" table:number-columns-repeated="47"/>
        </table:table-row>
        <table:table-row table:style-name="ro2">
          <table:table-cell table:style-name="ce16" office:value-type="string">
            <text:p>FNC_SOC_SPC_NAV_13_03</text:p>
          </table:table-cell>
          <table:table-cell table:style-name="ce16" office:value-type="string">
            <text:p>FuncTest - Edit page\Container</text:p>
          </table:table-cell>
          <table:table-cell office:value-type="string">
            <text:p>High</text:p>
          </table:table-cell>
          <table:table-cell table:style-name="ce17" office:value-type="float" office:value="7">
            <text:p>7</text:p>
          </table:table-cell>
          <table:table-cell table:style-name="ce16" office:value-type="string">
            <text:p>x</text:p>
          </table:table-cell>
          <table:table-cell table:style-name="ce16" table:number-columns-repeated="4"/>
          <table:table-cell table:style-name="ce16" office:value-type="string">
            <text:p>Social\Page_Nav\Node\Edit page\Contain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NAV_13_03</text:p>
          </table:table-cell>
          <table:table-cell table:style-name="ce16" office:value-type="string">
            <text:p>FuncTest - Edit page\Container</text:p>
          </table:table-cell>
          <table:table-cell office:value-type="string">
            <text:p>Medium</text:p>
          </table:table-cell>
          <table:table-cell table:style-name="ce17" office:value-type="float" office:value="0">
            <text:p>0</text:p>
          </table:table-cell>
          <table:table-cell table:style-name="ce16" table:number-columns-repeated="5"/>
          <table:table-cell table:style-name="ce16" office:value-type="string">
            <text:p>Social\Page_Nav\Node\Edit page\Contain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table:style-name="ce16" office:value-type="string">
            <text:p>FNC_SOC_SPC_NAV_13_03</text:p>
          </table:table-cell>
          <table:table-cell table:style-name="ce16" office:value-type="string">
            <text:p>FuncTest - Edit page\Container</text:p>
          </table:table-cell>
          <table:table-cell office:value-type="string">
            <text:p>Low</text:p>
          </table:table-cell>
          <table:table-cell table:style-name="ce17" office:value-type="float" office:value="49">
            <text:p>49</text:p>
          </table:table-cell>
          <table:table-cell table:style-name="ce16" table:number-columns-repeated="5"/>
          <table:table-cell table:style-name="ce16" office:value-type="string">
            <text:p>Social\Page_Nav\Node\Edit page\Container</text:p>
          </table:table-cell>
          <table:table-cell table:style-name="ce16" table:number-columns-repeated="5"/>
          <table:table-cell table:number-columns-repeated="47"/>
        </table:table-row>
        <table:table-row table:style-name="ro3">
          <table:table-cell office:value-type="string">
            <text:p>FNC_SOC_SPC_SER_06</text:p>
          </table:table-cell>
          <table:table-cell office:value-type="string">
            <text:p>FuncTest - Search in space lis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SER_06</text:p>
          </table:table-cell>
          <table:table-cell office:value-type="string">
            <text:p>FuncTest - Search in space list</text:p>
          </table:table-cell>
          <table:table-cell table:style-name="Default" office:value-type="string">
            <text:p>Medium</text:p>
          </table:table-cell>
          <table:table-cell office:value-type="float" office:value="37">
            <text:p>37</text:p>
          </table:table-cell>
          <table:table-cell table:number-columns-repeated="5"/>
          <table:table-cell office:value-type="string">
            <text:p>Social/space/Search</text:p>
          </table:table-cell>
          <table:table-cell table:number-columns-repeated="5"/>
          <table:table-cell table:style-name="Default" table:number-columns-repeated="47"/>
        </table:table-row>
        <table:table-row table:style-name="ro3">
          <table:table-cell office:value-type="string">
            <text:p>FNC_SOC_SPC_SER_06</text:p>
          </table:table-cell>
          <table:table-cell office:value-type="string">
            <text:p>FuncTest - Search in space lis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Social/space/Search</text:p>
          </table:table-cell>
          <table:table-cell table:number-columns-repeated="5"/>
          <table:table-cell table:style-name="Default"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16/04/2012</text:date>, <text:time>10:2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6T10:23:48.21</dc:date>
    <meta:editing-duration>PT2H56M41S</meta:editing-duration>
    <meta:editing-cycles>61</meta:editing-cycles>
    <meta:generator>OpenOffice.org/3.3$Win32 OpenOffice.org_project/330m20$Build-9567</meta:generator>
    <meta:document-statistic meta:table-count="2" meta:cell-count="4301" meta:object-count="0"/>
    <meta:user-defined meta:name="Info 1"/>
    <meta:user-defined meta:name="Info 2"/>
    <meta:user-defined meta:name="Info 3"/>
    <meta:user-defined meta:name="Info 4"/>
  </office:meta>
</office:document-meta>
</file>